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>
            <text:p><text:a xlink:href="javascript:__doPostBack('ctl00$MainContent$TableElement','Sort$Name')" xlink:type="simple">Name</text:a></text:p>
          </table:table-cell>
          <table:table-cell table:style-name="ce1" office:value-type="string" calcext:value-type="string">
            <text:p><text:a xlink:href="javascript:__doPostBack('ctl00$MainContent$TableElement','Sort$Family')" xlink:type="simple">Family</text:a></text:p>
          </table:table-cell>
          <table:table-cell table:style-name="ce1" office:value-type="string" calcext:value-type="string">
            <text:p><text:a xlink:href="javascript:__doPostBack('ctl00$MainContent$TableElement','Sort$CreatureLevel')" xlink:type="simple">Level</text:a></text:p>
          </table:table-cell>
          <table:table-cell table:style-name="ce1" office:value-type="string" calcext:value-type="string">
            <text:p><text:a xlink:href="javascript:__doPostBack('ctl00$MainContent$TableElement','Sort$AlignmentOrder')" xlink:type="simple">Alignment</text:a></text:p>
          </table:table-cell>
          <table:table-cell table:style-name="ce1" office:value-type="string" calcext:value-type="string">
            <text:p><text:a xlink:href="javascript:__doPostBack('ctl00$MainContent$TableElement','Sort$CreatureType')" xlink:type="simple">Creature Type</text:a></text:p>
          </table:table-cell>
          <table:table-cell table:style-name="ce1" office:value-type="string" calcext:value-type="string">
            <text:p><text:a xlink:href="javascript:__doPostBack('ctl00$MainContent$TableElement','Sort$SizeOrder')" xlink:type="simple">Size</text:a>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9" xlink:type="simple">Aapoph Serpentfolk</text:a></text:p>
          </table:table-cell>
          <table:table-cell office:value-type="string" calcext:value-type="string">
            <text:p>Serpentfo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3" xlink:type="simple">Aasimar</text:a></text:p>
          </table:table-cell>
          <table:table-cell office:value-type="string" calcext:value-type="string">
            <text:p>Planar Sc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99" xlink:type="simple">Abrikandilu (Wrecker Demon)</text:a>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3" xlink:type="simple">Adamantine Golem</text:a></text:p>
          </table:table-cell>
          <table:table-cell office:value-type="string" calcext:value-type="string">
            <text:p>Gole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8" xlink:type="simple">Adult Black Dragon</text:a></text:p>
          </table:table-cell>
          <table:table-cell office:value-type="string" calcext:value-type="string">
            <text:p>Dragon, Bla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1" xlink:type="simple">Adult Blue Dragon</text:a></text:p>
          </table:table-cell>
          <table:table-cell office:value-type="string" calcext:value-type="string">
            <text:p>Dragon, Bl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3" xlink:type="simple">Adult Brass Dragon</text:a></text:p>
          </table:table-cell>
          <table:table-cell office:value-type="string" calcext:value-type="string">
            <text:p>Dragon, Br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2" xlink:type="simple">Adult Brine Dragon</text:a></text:p>
          </table:table-cell>
          <table:table-cell office:value-type="string" calcext:value-type="string">
            <text:p>Dragon, Br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46" xlink:type="simple">Adult Bronze Dragon</text:a></text:p>
          </table:table-cell>
          <table:table-cell office:value-type="string" calcext:value-type="string">
            <text:p>Dragon, Bron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5" xlink:type="simple">Adult Cloud Dragon</text:a></text:p>
          </table:table-cell>
          <table:table-cell office:value-type="string" calcext:value-type="string">
            <text:p>Dragon, Clou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49" xlink:type="simple">Adult Copper Dragon</text:a></text:p>
          </table:table-cell>
          <table:table-cell office:value-type="string" calcext:value-type="string">
            <text:p>Dragon, Cop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8" xlink:type="simple">Adult Crystal Dragon</text:a></text:p>
          </table:table-cell>
          <table:table-cell office:value-type="string" calcext:value-type="string">
            <text:p>Dragon, Cryst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2" xlink:type="simple">Adult Gold Dragon</text:a></text:p>
          </table:table-cell>
          <table:table-cell office:value-type="string" calcext:value-type="string">
            <text:p>Dragon, Go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4" xlink:type="simple">Adult Green Dragon</text:a></text:p>
          </table:table-cell>
          <table:table-cell office:value-type="string" calcext:value-type="string">
            <text:p>Dragon, Gr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2" xlink:type="simple">Adult Magma Dragon</text:a></text:p>
          </table:table-cell>
          <table:table-cell office:value-type="string" calcext:value-type="string">
            <text:p>Dragon, Magm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7" xlink:type="simple">Adult Red Dragon</text:a></text:p>
          </table:table-cell>
          <table:table-cell office:value-type="string" calcext:value-type="string">
            <text:p>Dragon, R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5" xlink:type="simple">Adult Silver Dragon</text:a></text:p>
          </table:table-cell>
          <table:table-cell office:value-type="string" calcext:value-type="string">
            <text:p>Dragon, Sil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5" xlink:type="simple">Adult Umbral Dragon</text:a></text:p>
          </table:table-cell>
          <table:table-cell office:value-type="string" calcext:value-type="string">
            <text:p>Dragon, Umb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0" xlink:type="simple">Adult White Dragon</text:a></text:p>
          </table:table-cell>
          <table:table-cell office:value-type="string" calcext:value-type="string">
            <text:p>Dragon, Wh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0" xlink:type="simple">Ahuizotl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2" xlink:type="simple">Air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88" xlink:type="simple">Aiudara Wraith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stral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1" xlink:type="simple">Akata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4" xlink:type="simple">Akizendri</text:a></text:p>
          </table:table-cell>
          <table:table-cell office:value-type="string" calcext:value-type="string">
            <text:p>Prot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9" xlink:type="simple">Alchemical Golem</text:a></text:p>
          </table:table-cell>
          <table:table-cell office:value-type="string" calcext:value-type="string">
            <text:p>Gole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" xlink:type="simple">Alghollthu Master (Aboleth)</text:a></text:p>
          </table:table-cell>
          <table:table-cell office:value-type="string" calcext:value-type="string">
            <text:p>Alghollt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6" xlink:type="simple">Aluum Enforcer</text:a></text:p>
          </table:table-cell>
          <table:table-cell office:value-type="string" calcext:value-type="string">
            <text:p>Alu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2" xlink:type="simple">Ammut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0" xlink:type="simple">Amoeba Swarm</text:a></text:p>
          </table:table-cell>
          <table:table-cell office:value-type="string" calcext:value-type="string">
            <text:p>Oo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2" xlink:type="simple">Anadi Elder</text:a></text:p>
          </table:table-cell>
          <table:table-cell office:value-type="string" calcext:value-type="string">
            <text:p>Ana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0" xlink:type="simple">Anadi Hunter</text:a></text:p>
          </table:table-cell>
          <table:table-cell office:value-type="string" calcext:value-type="string">
            <text:p>Ana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1" xlink:type="simple">Anadi Sage</text:a></text:p>
          </table:table-cell>
          <table:table-cell office:value-type="string" calcext:value-type="string">
            <text:p>Ana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67" xlink:type="simple">Anancus</text:a></text:p>
          </table:table-cell>
          <table:table-cell office:value-type="string" calcext:value-type="string">
            <text:p>Eleph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9" xlink:type="simple">Ancient Black Dragon</text:a></text:p>
          </table:table-cell>
          <table:table-cell office:value-type="string" calcext:value-type="string">
            <text:p>Dragon,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2" xlink:type="simple">Ancient Blue Dragon</text:a></text:p>
          </table:table-cell>
          <table:table-cell office:value-type="string" calcext:value-type="string">
            <text:p>Dragon, Bl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4" xlink:type="simple">Ancient Brass Dragon</text:a></text:p>
          </table:table-cell>
          <table:table-cell office:value-type="string" calcext:value-type="string">
            <text:p>Dragon, Bra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3" xlink:type="simple">Ancient Brine Dragon</text:a></text:p>
          </table:table-cell>
          <table:table-cell office:value-type="string" calcext:value-type="string">
            <text:p>Dragon, Br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47" xlink:type="simple">Ancient Bronze Dragon</text:a></text:p>
          </table:table-cell>
          <table:table-cell office:value-type="string" calcext:value-type="string">
            <text:p>Dragon, Bronz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6" xlink:type="simple">Ancient Cloud Dragon</text:a></text:p>
          </table:table-cell>
          <table:table-cell office:value-type="string" calcext:value-type="string">
            <text:p>Dragon, Clou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50" xlink:type="simple">Ancient Copper Dragon</text:a></text:p>
          </table:table-cell>
          <table:table-cell office:value-type="string" calcext:value-type="string">
            <text:p>Dragon, Copp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9" xlink:type="simple">Ancient Crystal Dragon</text:a></text:p>
          </table:table-cell>
          <table:table-cell office:value-type="string" calcext:value-type="string">
            <text:p>Dragon, Cryst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3" xlink:type="simple">Ancient Gold Dragon</text:a></text:p>
          </table:table-cell>
          <table:table-cell office:value-type="string" calcext:value-type="string">
            <text:p>Dragon, G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5" xlink:type="simple">Ancient Green Dragon</text:a></text:p>
          </table:table-cell>
          <table:table-cell office:value-type="string" calcext:value-type="string">
            <text:p>Dragon, 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3" xlink:type="simple">Ancient Magma Dragon</text:a></text:p>
          </table:table-cell>
          <table:table-cell office:value-type="string" calcext:value-type="string">
            <text:p>Dragon, Magm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8" xlink:type="simple">Ancient Red Dragon</text:a></text:p>
          </table:table-cell>
          <table:table-cell office:value-type="string" calcext:value-type="string">
            <text:p>Dragon, 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6" xlink:type="simple">Ancient Silver Dragon</text:a></text:p>
          </table:table-cell>
          <table:table-cell office:value-type="string" calcext:value-type="string">
            <text:p>Dragon, Silv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6" xlink:type="simple">Ancient Umbral Dragon</text:a></text:p>
          </table:table-cell>
          <table:table-cell office:value-type="string" calcext:value-type="string">
            <text:p>Dragon, Umb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1" xlink:type="simple">Ancient White Dragon</text:a></text:p>
          </table:table-cell>
          <table:table-cell office:value-type="string" calcext:value-type="string">
            <text:p>Dragon, Wh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6" xlink:type="simple">Animate Dream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" xlink:type="simple">Animated Armor</text:a></text:p>
          </table:table-cell>
          <table:table-cell office:value-type="string" calcext:value-type="string">
            <text:p>Animated 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" xlink:type="simple">Animated Broom</text:a></text:p>
          </table:table-cell>
          <table:table-cell office:value-type="string" calcext:value-type="string">
            <text:p>Animated Objec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0" xlink:type="simple">Animated Statue</text:a></text:p>
          </table:table-cell>
          <table:table-cell office:value-type="string" calcext:value-type="string">
            <text:p>Animated Obj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" xlink:type="simple">Ankhrav</text:a></text:p>
          </table:table-cell>
          <table:table-cell office:value-type="string" calcext:value-type="string">
            <text:p>Ankhr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7" xlink:type="simple">Ankou</text:a></text:p>
          </table:table-cell>
          <table:table-cell office:value-type="string" calcext:value-type="string">
            <text:p>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9" xlink:type="simple">Ankylosaurus</text:a></text:p>
          </table:table-cell>
          <table:table-cell office:value-type="string" calcext:value-type="string">
            <text:p>Dinosa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6" xlink:type="simple">Annis Hag</text:a></text:p>
          </table:table-cell>
          <table:table-cell office:value-type="string" calcext:value-type="string">
            <text:p>H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0" xlink:type="simple">Aolaz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74" xlink:type="simple">Ararda</text:a></text:p>
          </table:table-cell>
          <table:table-cell office:value-type="string" calcext:value-type="string">
            <text:p>Blightburn Geni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" xlink:type="simple">Arbiter</text:a></text:p>
          </table:table-cell>
          <table:table-cell office:value-type="string" calcext:value-type="string">
            <text:p>A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" xlink:type="simple">Arboreal Regent</text:a></text:p>
          </table:table-cell>
          <table:table-cell office:value-type="string" calcext:value-type="string">
            <text:p>Arbor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" xlink:type="simple">Arboreal Warden</text:a></text:p>
          </table:table-cell>
          <table:table-cell office:value-type="string" calcext:value-type="string">
            <text:p>Arbo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9" xlink:type="simple">Army Ant Swarm</text:a></text:p>
          </table:table-cell>
          <table:table-cell office:value-type="string" calcext:value-type="string">
            <text:p>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9" xlink:type="simple">Asanbosam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5" xlink:type="simple">Assassin Vine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1" xlink:type="simple">Astradaemon (Void Daemon)</text:a></text:p>
          </table:table-cell>
          <table:table-cell office:value-type="string" calcext:value-type="string">
            <text:p>Dae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" xlink:type="simple">Astral Deva (Emissary Angel)</text:a></text:p>
          </table:table-cell>
          <table:table-cell office:value-type="string" calcext:value-type="string">
            <text:p>Ang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56" xlink:type="simple">Athach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7" xlink:type="simple">Attic Whisperer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6" xlink:type="simple">Augnagar</text:a></text:p>
          </table:table-cell>
          <table:table-cell office:value-type="string" calcext:value-type="string">
            <text:p>Qlippot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7" xlink:type="simple">Augur</text:a></text:p>
          </table:table-cell>
          <table:table-cell office:value-type="string" calcext:value-type="string">
            <text:p>Velst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8" xlink:type="simple">Aurumvorax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" xlink:type="simple">Awakened Tree</text:a></text:p>
          </table:table-cell>
          <table:table-cell office:value-type="string" calcext:value-type="string">
            <text:p>Arbore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" xlink:type="simple">Axiomite</text:a></text:p>
          </table:table-cell>
          <table:table-cell office:value-type="string" calcext:value-type="string">
            <text:p>Ae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4" xlink:type="simple">Azure Worm</text:a></text:p>
          </table:table-cell>
          <table:table-cell office:value-type="string" calcext:value-type="string">
            <text:p>Cave W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5" xlink:type="simple">Azuretzi</text:a></text:p>
          </table:table-cell>
          <table:table-cell office:value-type="string" calcext:value-type="string">
            <text:p>Prot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8" xlink:type="simple">Babau (Blood Demon)</text:a>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1" xlink:type="simple">Badger</text:a></text:p>
          </table:table-cell>
          <table:table-cell office:value-type="string" calcext:value-type="string">
            <text:p>Bad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" xlink:type="simple">Balisse (Confessor Angel)</text:a></text:p>
          </table:table-cell>
          <table:table-cell office:value-type="string" calcext:value-type="string">
            <text:p>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0" xlink:type="simple">Ball Python</text:a></text:p>
          </table:table-cell>
          <table:table-cell office:value-type="string" calcext:value-type="string">
            <text:p>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4" xlink:type="simple">Balor (Fire Demon)</text:a></text:p>
          </table:table-cell>
          <table:table-cell office:value-type="string" calcext:value-type="string">
            <text:p>De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" xlink:type="simple">Banshee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3" xlink:type="simple">Baobhan Sith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0" xlink:type="simple">Baomal</text:a></text:p>
          </table:table-cell>
          <table:table-cell office:value-type="string" calcext:value-type="string">
            <text:p>—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0" xlink:type="simple">Barbazu (Bearded Devil)</text:a></text:p>
          </table:table-cell>
          <table:table-cell office:value-type="string" calcext:value-type="string">
            <text:p>De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" xlink:type="simple">Barghest</text:a></text:p>
          </table:table-cell>
          <table:table-cell office:value-type="string" calcext:value-type="string">
            <text:p>Bargh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4" xlink:type="simple">Basidirond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" xlink:type="simple">Basilisk</text:a></text:p>
          </table:table-cell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4" xlink:type="simple">Bastion Archon</text:a></text:p>
          </table:table-cell>
          <table:table-cell office:value-type="string" calcext:value-type="string">
            <text:p>Arch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8" xlink:type="simple">Bebilith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00" xlink:type="simple">Behemoth Hippopotamus</text:a></text:p>
          </table:table-cell>
          <table:table-cell office:value-type="string" calcext:value-type="string">
            <text:p>Hippopotam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9" xlink:type="simple">Behir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8" xlink:type="simple">Belker</text:a></text:p>
          </table:table-cell>
          <table:table-cell office:value-type="string" calcext:value-type="string">
            <text:p>Elemental, A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0" xlink:type="simple">Bida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2" xlink:type="simple">Biloko Veteran</text:a></text:p>
          </table:table-cell>
          <table:table-cell office:value-type="string" calcext:value-type="string">
            <text:p>Bilo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1" xlink:type="simple">Biloko Warrior</text:a></text:p>
          </table:table-cell>
          <table:table-cell office:value-type="string" calcext:value-type="string">
            <text:p>Bilo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6" xlink:type="simple">Black Bear</text:a></text:p>
          </table:table-cell>
          <table:table-cell office:value-type="string" calcext:value-type="string">
            <text:p>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3" xlink:type="simple">Black Pudding</text:a></text:p>
          </table:table-cell>
          <table:table-cell office:value-type="string" calcext:value-type="string">
            <text:p>Ooz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6" xlink:type="simple">Black Scoprion</text:a></text:p>
          </table:table-cell>
          <table:table-cell office:value-type="string" calcext:value-type="string">
            <text:p>Scorp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0" xlink:type="simple">Blindheim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1" xlink:type="simple">Blink Dog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5" xlink:type="simple">Blizzardborn</text:a></text:p>
          </table:table-cell>
          <table:table-cell office:value-type="string" calcext:value-type="string">
            <text:p>Elemental, Wa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72" xlink:type="simple">Blodeuwedd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, Plan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4" xlink:type="simple">Blood Boar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9" xlink:type="simple">Blood Ooze</text:a></text:p>
          </table:table-cell>
          <table:table-cell office:value-type="string" calcext:value-type="string">
            <text:p>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7" xlink:type="simple">Bloodlash Bush</text:a></text:p>
          </table:table-cell>
          <table:table-cell office:value-type="string" calcext:value-type="string">
            <text:p>Deadly 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" xlink:type="simple">Bloodseeker</text:a></text:p>
          </table:table-cell>
          <table:table-cell office:value-type="string" calcext:value-type="string">
            <text:p>—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44" xlink:type="simple">Blue-Ringed Octopus</text:a>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" xlink:type="simple">Boar</text:a></text:p>
          </table:table-cell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3" xlink:type="simple">Bodak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5" xlink:type="simple">Bog Mummy</text:a></text:p>
          </table:table-cell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4" xlink:type="simple">Bog Strider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7" xlink:type="simple">Bogey</text:a></text:p>
          </table:table-cell>
          <table:table-cell office:value-type="string" calcext:value-type="string">
            <text:p>Bogey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9" xlink:type="simple">Bogeyman</text:a></text:p>
          </table:table-cell>
          <table:table-cell office:value-type="string" calcext:value-type="string">
            <text:p>Bogey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" xlink:type="simple">Boggard Scout</text:a></text:p>
          </table:table-cell>
          <table:table-cell office:value-type="string" calcext:value-type="string">
            <text:p>Bogg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" xlink:type="simple">Boggard Swampseer</text:a></text:p>
          </table:table-cell>
          <table:table-cell office:value-type="string" calcext:value-type="string">
            <text:p>Bogg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" xlink:type="simple">Boggard Warrior</text:a></text:p>
          </table:table-cell>
          <table:table-cell office:value-type="string" calcext:value-type="string">
            <text:p>Bogg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98" xlink:type="simple">Bone Croupie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1" xlink:type="simple">Bone Prophet</text:a></text:p>
          </table:table-cell>
          <table:table-cell office:value-type="string" calcext:value-type="string">
            <text:p>Serpentfo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8" xlink:type="simple">Bottlenose Dolphin</text:a>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" xlink:type="simple">Brain Collector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9" xlink:type="simple">Bralani (Wind Azata)</text:a></text:p>
          </table:table-cell>
          <table:table-cell office:value-type="string" calcext:value-type="string">
            <text:p>Aza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6" xlink:type="simple">Brine Shark</text:a></text:p>
          </table:table-cell>
          <table:table-cell office:value-type="string" calcext:value-type="string">
            <text:p>Elemental,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2" xlink:type="simple">Brontosaurus</text:a></text:p>
          </table:table-cell>
          <table:table-cell office:value-type="string" calcext:value-type="string">
            <text:p>Dinosa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2" xlink:type="simple">Brood Leech Swarm</text:a></text:p>
          </table:table-cell>
          <table:table-cell office:value-type="string" calcext:value-type="string">
            <text:p>Lee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5" xlink:type="simple">Brownie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8" xlink:type="simple">Brughadatch (Midlife Brughadatch)</text:a></text:p>
          </table:table-cell>
          <table:table-cell office:value-type="string" calcext:value-type="string">
            <text:p>Brughada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8" xlink:type="simple">Bugaboo</text:a></text:p>
          </table:table-cell>
          <table:table-cell office:value-type="string" calcext:value-type="string">
            <text:p>Bogey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" xlink:type="simple">Bugbear Thug</text:a></text:p>
          </table:table-cell>
          <table:table-cell office:value-type="string" calcext:value-type="string">
            <text:p>Bug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" xlink:type="simple">Bugbear Tormentor</text:a></text:p>
          </table:table-cell>
          <table:table-cell office:value-type="string" calcext:value-type="string">
            <text:p>Bugbe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16" xlink:type="simple">Bugul Noz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" xlink:type="simple">Bulette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2" xlink:type="simple">Bunyip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39" xlink:type="simple">Bythos</text:a></text:p>
          </table:table-cell>
          <table:table-cell office:value-type="string" calcext:value-type="string">
            <text:p>Ae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8" xlink:type="simple">Cacodaemon (Harvester Daemon)</text:a></text:p>
          </table:table-cell>
          <table:table-cell office:value-type="string" calcext:value-type="string">
            <text:p>Da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2" xlink:type="simple">Cairn Linnorm</text:a></text:p>
          </table:table-cell>
          <table:table-cell office:value-type="string" calcext:value-type="string">
            <text:p>Linn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9" xlink:type="simple">Cairn Wight</text:a></text:p>
          </table:table-cell>
          <table:table-cell office:value-type="string" calcext:value-type="string">
            <text:p>W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6" xlink:type="simple">Calathgar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" xlink:type="simple">Caligni Creeper</text:a></text:p>
          </table:table-cell>
          <table:table-cell office:value-type="string" calcext:value-type="string">
            <text:p>Calig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4" xlink:type="simple">Caligni Dancer</text:a></text:p>
          </table:table-cell>
          <table:table-cell office:value-type="string" calcext:value-type="string">
            <text:p>Calig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7" xlink:type="simple">Caligni Slayer</text:a></text:p>
          </table:table-cell>
          <table:table-cell office:value-type="string" calcext:value-type="string">
            <text:p>Calig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" xlink:type="simple">Caligni Stalker</text:a></text:p>
          </table:table-cell>
          <table:table-cell office:value-type="string" calcext:value-type="string">
            <text:p>Calig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78" xlink:type="simple">Calikang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8" xlink:type="simple">Carbuncle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5" xlink:type="simple">Carnivorous Blob</text:a></text:p>
          </table:table-cell>
          <table:table-cell office:value-type="string" calcext:value-type="string">
            <text:p>Ooz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64" xlink:type="simple">Carnivorous Crystal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2" xlink:type="simple">Carrion Golem</text:a></text:p>
          </table:table-cell>
          <table:table-cell office:value-type="string" calcext:value-type="string">
            <text:p>Gol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" xlink:type="simple">Cassisian (Archive Angel)</text:a></text:p>
          </table:table-cell>
          <table:table-cell office:value-type="string" calcext:value-type="string">
            <text:p>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17" xlink:type="simple">Cat Sith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" xlink:type="simple">Catfolk Pouncer</text:a></text:p>
          </table:table-cell>
          <table:table-cell office:value-type="string" calcext:value-type="string">
            <text:p>Cat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79" xlink:type="simple">Catoblepas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68" xlink:type="simple">Catrina</text:a></text:p>
          </table:table-cell>
          <table:table-cell office:value-type="string" calcext:value-type="string">
            <text:p>Psychopo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" xlink:type="simple">Cauthooj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8" xlink:type="simple">Cave Bear</text:a></text:p>
          </table:table-cell>
          <table:table-cell office:value-type="string" calcext:value-type="string">
            <text:p>Be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0" xlink:type="simple">Cave Fisher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5" xlink:type="simple">Cave Scorpion</text:a></text:p>
          </table:table-cell>
          <table:table-cell office:value-type="string" calcext:value-type="string">
            <text:p>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2" xlink:type="simple">Cavern Troll</text:a></text:p>
          </table:table-cell>
          <table:table-cell office:value-type="string" calcext:value-type="string">
            <text:p>Tro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6" xlink:type="simple">Centaur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" xlink:type="simple">Centipede Swarm</text:a></text:p>
          </table:table-cell>
          <table:table-cell office:value-type="string" calcext:value-type="string">
            <text:p>Centi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9" xlink:type="simple">Ceustodaemon (Guardian Daemon)</text:a></text:p>
          </table:table-cell>
          <table:table-cell office:value-type="string" calcext:value-type="string">
            <text:p>Dae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9" xlink:type="simple">Changeling Exile</text:a></text:p>
          </table:table-cell>
          <table:table-cell office:value-type="string" calcext:value-type="string">
            <text:p>Changel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5" xlink:type="simple">Charau-ka Acolyte of Angazhan</text:a></text:p>
          </table:table-cell>
          <table:table-cell office:value-type="string" calcext:value-type="string">
            <text:p>Charau-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6" xlink:type="simple">Charau-ka Butcher</text:a></text:p>
          </table:table-cell>
          <table:table-cell office:value-type="string" calcext:value-type="string">
            <text:p>Charau-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4" xlink:type="simple">Charau-ka Warrior</text:a></text:p>
          </table:table-cell>
          <table:table-cell office:value-type="string" calcext:value-type="string">
            <text:p>Charau-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5" xlink:type="simple">Chernobue</text:a></text:p>
          </table:table-cell>
          <table:table-cell office:value-type="string" calcext:value-type="string">
            <text:p>Qlippo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" xlink:type="simple">Chimera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12" xlink:type="simple">Chimpanzee Visitant</text:a></text:p>
          </table:table-cell>
          <table:table-cell office:value-type="string" calcext:value-type="string">
            <text:p>Visi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nimal, Undea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3" xlink:type="simple">Choker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" xlink:type="simple">Choral (Choir Angel)</text:a></text:p>
          </table:table-cell>
          <table:table-cell office:value-type="string" calcext:value-type="string">
            <text:p>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4" xlink:type="simple">Chupacabra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" xlink:type="simple">Chuul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7" xlink:type="simple">Cinder Rat</text:a></text:p>
          </table:table-cell>
          <table:table-cell office:value-type="string" calcext:value-type="string">
            <text:p>Elemental, 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0" xlink:type="simple">Clay Golem</text:a></text:p>
          </table:table-cell>
          <table:table-cell office:value-type="string" calcext:value-type="string">
            <text:p>Gol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2" xlink:type="simple">Cloake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4" xlink:type="simple">Cloud Giant</text:a></text:p>
          </table:table-cell>
          <table:table-cell office:value-type="string" calcext:value-type="string">
            <text:p>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" xlink:type="simple">Cockatrice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6" xlink:type="simple">Cockroach Swarm</text:a></text:p>
          </table:table-cell>
          <table:table-cell office:value-type="string" calcext:value-type="string">
            <text:p>Cockro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0" xlink:type="simple">Coil Spy</text:a></text:p>
          </table:table-cell>
          <table:table-cell office:value-type="string" calcext:value-type="string">
            <text:p>Serpent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3" xlink:type="simple">Compsognathus</text:a></text:p>
          </table:table-cell>
          <table:table-cell office:value-type="string" calcext:value-type="string">
            <text:p>Dinosau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1" xlink:type="simple">Cornugon (Horned Devil)</text:a></text:p>
          </table:table-cell>
          <table:table-cell office:value-type="string" calcext:value-type="string">
            <text:p>Dev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8" xlink:type="simple">Counteflora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4" xlink:type="simple">Crag Linnorm</text:a></text:p>
          </table:table-cell>
          <table:table-cell office:value-type="string" calcext:value-type="string">
            <text:p>Linnor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89" xlink:type="simple">Crawling Hand</text:a></text:p>
          </table:table-cell>
          <table:table-cell office:value-type="string" calcext:value-type="string">
            <text:p>Crawling Han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" xlink:type="simple">Crimson Worm</text:a></text:p>
          </table:table-cell>
          <table:table-cell office:value-type="string" calcext:value-type="string">
            <text:p>Cave W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" xlink:type="simple">Crocodile</text:a></text:p>
          </table:table-cell>
          <table:table-cell office:value-type="string" calcext:value-type="string">
            <text:p>Crocod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9" xlink:type="simple">Crucidaemon (Torture Daemon)</text:a></text:p>
          </table:table-cell>
          <table:table-cell office:value-type="string" calcext:value-type="string">
            <text:p>Daem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9" xlink:type="simple">Cu Sith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1" xlink:type="simple">Culdewen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" xlink:type="simple">Cyclops</text:a></text:p>
          </table:table-cell>
          <table:table-cell office:value-type="string" calcext:value-type="string">
            <text:p>Cyclo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2" xlink:type="simple">Cythnigot</text:a></text:p>
          </table:table-cell>
          <table:table-cell office:value-type="string" calcext:value-type="string">
            <text:p>Qlipp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" xlink:type="simple">Daeodon</text:a></text:p>
          </table:table-cell>
          <table:table-cell office:value-type="string" calcext:value-type="string">
            <text:p>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65" xlink:type="simple">Dalos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4" xlink:type="simple">Dandasuka</text:a></text:p>
          </table:table-cell>
          <table:table-cell office:value-type="string" calcext:value-type="string">
            <text:p>Raksha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6" xlink:type="simple">Dark Naga</text:a></text:p>
          </table:table-cell>
          <table:table-cell office:value-type="string" calcext:value-type="string">
            <text:p>Nag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6" xlink:type="simple">Deadly Mantis</text:a></text:p>
          </table:table-cell>
          <table:table-cell office:value-type="string" calcext:value-type="string">
            <text:p>Mantis, Gi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66" xlink:type="simple">Deculi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6" xlink:type="simple">Deep Gnome Rockwarden</text:a></text:p>
          </table:table-cell>
          <table:table-cell office:value-type="string" calcext:value-type="string">
            <text:p>Deep Gn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3" xlink:type="simple">Deep Gnome Scout</text:a></text:p>
          </table:table-cell>
          <table:table-cell office:value-type="string" calcext:value-type="string">
            <text:p>Deep Gn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4" xlink:type="simple">Deep Gnome Warrior</text:a></text:p>
          </table:table-cell>
          <table:table-cell office:value-type="string" calcext:value-type="string">
            <text:p>Deep Gn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8" xlink:type="simple">Deinonychus</text:a></text:p>
          </table:table-cell>
          <table:table-cell office:value-type="string" calcext:value-type="string">
            <text:p>Dinosa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" xlink:type="simple">Deinosuchus</text:a></text:p>
          </table:table-cell>
          <table:table-cell office:value-type="string" calcext:value-type="string">
            <text:p>Crocodi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3" xlink:type="simple">Demilich</text:a></text:p>
          </table:table-cell>
          <table:table-cell office:value-type="string" calcext:value-type="string">
            <text:p>Li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04" xlink:type="simple">Denizen of Leng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, Dream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4" xlink:type="simple">Derghodaemon (Ravager Daemon)</text:a></text:p>
          </table:table-cell>
          <table:table-cell office:value-type="string" calcext:value-type="string">
            <text:p>Daem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7" xlink:type="simple">Dero Magister</text:a></text:p>
          </table:table-cell>
          <table:table-cell office:value-type="string" calcext:value-type="string">
            <text:p>D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5" xlink:type="simple">Dero Stalker</text:a></text:p>
          </table:table-cell>
          <table:table-cell office:value-type="string" calcext:value-type="string">
            <text:p>D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6" xlink:type="simple">Dero Strangler</text:a></text:p>
          </table:table-cell>
          <table:table-cell office:value-type="string" calcext:value-type="string">
            <text:p>D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4" xlink:type="simple">Desert Drake</text:a></text:p>
          </table:table-cell>
          <table:table-cell office:value-type="string" calcext:value-type="string">
            <text:p>Dra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5" xlink:type="simple">Destrachan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2" xlink:type="simple">Devourer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5" xlink:type="simple">Dezullon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6" xlink:type="simple">Dhampir Wizard</text:a></text:p>
          </table:table-cell>
          <table:table-cell office:value-type="string" calcext:value-type="string">
            <text:p>Dhamp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1" xlink:type="simple">Dig-Widget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6" xlink:type="simple">Dire Wolf</text:a></text:p>
          </table:table-cell>
          <table:table-cell office:value-type="string" calcext:value-type="string">
            <text:p>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2" xlink:type="simple">Djinni</text:a>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9" xlink:type="simple">Doblagub (Elder Brughadatch)</text:a></text:p>
          </table:table-cell>
          <table:table-cell office:value-type="string" calcext:value-type="string">
            <text:p>Brughadat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33" xlink:type="simple">Doorwarden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6" xlink:type="simple">Doppelganger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20" xlink:type="simple">Doprillu</text:a></text:p>
          </table:table-cell>
          <table:table-cell office:value-type="string" calcext:value-type="string">
            <text:p>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5" xlink:type="simple">Dracolisk</text:a></text:p>
          </table:table-cell>
          <table:table-cell office:value-type="string" calcext:value-type="string">
            <text:p>Basilis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, 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7" xlink:type="simple">Dragon Turtle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2" xlink:type="simple">Dragonscarred Dead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89" xlink:type="simple">Dragonshard Guardian</text:a></text:p>
          </table:table-cell>
          <table:table-cell office:value-type="string" calcext:value-type="string">
            <text:p>—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39" xlink:type="simple">Drainberry Bush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8" xlink:type="simple">Drakauthix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2" xlink:type="simple">Draugr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65" xlink:type="simple">Dread Wraith</text:a></text:p>
          </table:table-cell>
          <table:table-cell office:value-type="string" calcext:value-type="string">
            <text:p>Wra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3" xlink:type="simple">Dream Spider</text:a>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7" xlink:type="simple">Drider</text:a></text:p>
          </table:table-cell>
          <table:table-cell office:value-type="string" calcext:value-type="string">
            <text:p>Fleshw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5" xlink:type="simple">Drow Fighter</text:a></text:p>
          </table:table-cell>
          <table:table-cell office:value-type="string" calcext:value-type="string">
            <text:p>D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7" xlink:type="simple">Drow Priestess</text:a></text:p>
          </table:table-cell>
          <table:table-cell office:value-type="string" calcext:value-type="string">
            <text:p>D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6" xlink:type="simple">Drow Rogue</text:a></text:p>
          </table:table-cell>
          <table:table-cell office:value-type="string" calcext:value-type="string">
            <text:p>D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4" xlink:type="simple">Dryad Queen (Hamadryad)</text:a></text:p>
          </table:table-cell>
          <table:table-cell office:value-type="string" calcext:value-type="string">
            <text:p>Nymp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Fey, Plan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2" xlink:type="simple">Dryad</text:a></text:p>
          </table:table-cell>
          <table:table-cell office:value-type="string" calcext:value-type="string">
            <text:p>Nymp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Fey, Plan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9" xlink:type="simple">Duergar Bombardier</text:a></text:p>
          </table:table-cell>
          <table:table-cell office:value-type="string" calcext:value-type="string">
            <text:p>Duer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8" xlink:type="simple">Duergar Sharpshooter</text:a></text:p>
          </table:table-cell>
          <table:table-cell office:value-type="string" calcext:value-type="string">
            <text:p>Duerg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0" xlink:type="simple">Duergar Taskmaster</text:a></text:p>
          </table:table-cell>
          <table:table-cell office:value-type="string" calcext:value-type="string">
            <text:p>Duerg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1" xlink:type="simple">Dullahan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0" xlink:type="simple">Duneshaker Solifugid</text:a></text:p>
          </table:table-cell>
          <table:table-cell office:value-type="string" calcext:value-type="string">
            <text:p>Solifugi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2" xlink:type="simple">Duskwalker</text:a></text:p>
          </table:table-cell>
          <table:table-cell office:value-type="string" calcext:value-type="string">
            <text:p>Planar Sc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9" xlink:type="simple">Dust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43" xlink:type="simple">Dweomercat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4" xlink:type="simple">D'ziriak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2" xlink:type="simple">Eagle</text:a></text:p>
          </table:table-cell>
          <table:table-cell office:value-type="string" calcext:value-type="string">
            <text:p>Eag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3" xlink:type="simple">Earth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1" xlink:type="simple">Earthen Destrier</text:a></text:p>
          </table:table-cell>
          <table:table-cell office:value-type="string" calcext:value-type="string">
            <text:p>Elemental, E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4" xlink:type="simple">Efreeti</text:a>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6" xlink:type="simple">Elananx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5" xlink:type="simple">Elasmosaurus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97" xlink:type="simple">Elder Wyrmwraith</text:a></text:p>
          </table:table-cell>
          <table:table-cell office:value-type="string" calcext:value-type="string">
            <text:p>Wyrmwrait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, 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4" xlink:type="simple">Electric Eel</text:a></text:p>
          </table:table-cell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6" xlink:type="simple">Elemental Avalanche</text:a></text:p>
          </table:table-cell>
          <table:table-cell office:value-type="string" calcext:value-type="string">
            <text:p>Elemental, Ear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81" xlink:type="simple">Elemental Hurricane</text:a></text:p>
          </table:table-cell>
          <table:table-cell office:value-type="string" calcext:value-type="string">
            <text:p>Elemental,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1" xlink:type="simple">Elemental Inferno</text:a></text:p>
          </table:table-cell>
          <table:table-cell office:value-type="string" calcext:value-type="string">
            <text:p>Elemental, F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00" xlink:type="simple">Elemental Tsunami</text:a></text:p>
          </table:table-cell>
          <table:table-cell office:value-type="string" calcext:value-type="string">
            <text:p>Elemental, Wa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1" xlink:type="simple">Elephant</text:a></text:p>
          </table:table-cell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3" xlink:type="simple">Eloko</text:a></text:p>
          </table:table-cell>
          <table:table-cell office:value-type="string" calcext:value-type="string">
            <text:p>Bilok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5" xlink:type="simple">Ember Fox</text:a></text:p>
          </table:table-cell>
          <table:table-cell office:value-type="string" calcext:value-type="string">
            <text:p>Elemental,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4" xlink:type="simple">Emperor Bird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8" xlink:type="simple">Emperor Cobra</text:a></text:p>
          </table:table-cell>
          <table:table-cell office:value-type="string" calcext:value-type="string">
            <text:p>Sn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2" xlink:type="simple">Eremite</text:a></text:p>
          </table:table-cell>
          <table:table-cell office:value-type="string" calcext:value-type="string">
            <text:p>Velstra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1" xlink:type="simple">Erinys (Fury Devil)</text:a></text:p>
          </table:table-cell>
          <table:table-cell office:value-type="string" calcext:value-type="string">
            <text:p>De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67" xlink:type="simple">Esobok</text:a></text:p>
          </table:table-cell>
          <table:table-cell office:value-type="string" calcext:value-type="string">
            <text:p>Psychopo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03" xlink:type="simple">Ether Spide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, Ethere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04" xlink:type="simple">Ettin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9" xlink:type="simple">Evangelist</text:a></text:p>
          </table:table-cell>
          <table:table-cell office:value-type="string" calcext:value-type="string">
            <text:p>Velstra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0" xlink:type="simple">Faceless Butcher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" xlink:type="simple">Faceless Stalker (Ugothol)</text:a></text:p>
          </table:table-cell>
          <table:table-cell office:value-type="string" calcext:value-type="string">
            <text:p>Alghollt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5" xlink:type="simple">Faerie Dragon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2" xlink:type="simple">Fen Mosquito Swarm</text:a></text:p>
          </table:table-cell>
          <table:table-cell office:value-type="string" calcext:value-type="string">
            <text:p>Mosqu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69" xlink:type="simple">Fetchling Scout</text:a></text:p>
          </table:table-cell>
          <table:table-cell office:value-type="string" calcext:value-type="string">
            <text:p>Fetc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6" xlink:type="simple">Filth Fire</text:a></text:p>
          </table:table-cell>
          <table:table-cell office:value-type="string" calcext:value-type="string">
            <text:p>Elemental, 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3" xlink:type="simple">Fire Giant</text:a></text:p>
          </table:table-cell>
          <table:table-cell office:value-type="string" calcext:value-type="string">
            <text:p>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6" xlink:type="simple">Fire Jellyfish Swarm</text:a></text:p>
          </table:table-cell>
          <table:table-cell office:value-type="string" calcext:value-type="string">
            <text:p>Jelly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4" xlink:type="simple">Fire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8" xlink:type="simple">Fire Yai</text:a></text:p>
          </table:table-cell>
          <table:table-cell office:value-type="string" calcext:value-type="string">
            <text:p>On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, Giant, 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0" xlink:type="simple">Firewyrm</text:a></text:p>
          </table:table-cell>
          <table:table-cell office:value-type="string" calcext:value-type="string">
            <text:p>Elemental, 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1" xlink:type="simple">Fjord Linnorm</text:a></text:p>
          </table:table-cell>
          <table:table-cell office:value-type="string" calcext:value-type="string">
            <text:p>Linn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0" xlink:type="simple">Flame Drake</text:a></text:p>
          </table:table-cell>
          <table:table-cell office:value-type="string" calcext:value-type="string">
            <text:p>Dra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9" xlink:type="simple">Flash Beetle</text:a></text:p>
          </table:table-cell>
          <table:table-cell office:value-type="string" calcext:value-type="string">
            <text:p>Beet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2" xlink:type="simple">Flea Swarm</text:a></text:p>
          </table:table-cell>
          <table:table-cell office:value-type="string" calcext:value-type="string">
            <text:p>Fl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8" xlink:type="simple">Flesh Golem</text:a></text:p>
          </table:table-cell>
          <table:table-cell office:value-type="string" calcext:value-type="string">
            <text:p>Gol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7" xlink:type="simple">Flytrap Leshy</text:a></text:p>
          </table:table-cell>
          <table:table-cell office:value-type="string" calcext:value-type="string">
            <text:p>Les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3" xlink:type="simple">Forge-Spurned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6" xlink:type="simple">Froghemoth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3" xlink:type="simple">Frost Drake</text:a></text:p>
          </table:table-cell>
          <table:table-cell office:value-type="string" calcext:value-type="string">
            <text:p>Dra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2" xlink:type="simple">Frost Giant</text:a></text:p>
          </table:table-cell>
          <table:table-cell office:value-type="string" calcext:value-type="string">
            <text:p>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1" xlink:type="simple">Frost Troll</text:a></text:p>
          </table:table-cell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7" xlink:type="simple">Frost Worm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7" xlink:type="simple">Frost Yai</text:a></text:p>
          </table:table-cell>
          <table:table-cell office:value-type="string" calcext:value-type="string">
            <text:p>O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, 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1" xlink:type="simple">Fungus Leshy</text:a></text:p>
          </table:table-cell>
          <table:table-cell office:value-type="string" calcext:value-type="string">
            <text:p>Les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7" xlink:type="simple">Gahlepod (Juvenile Brughadatch)</text:a></text:p>
          </table:table-cell>
          <table:table-cell office:value-type="string" calcext:value-type="string">
            <text:p>Brughada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" xlink:type="simple">Gancanagh (Passion Azata)</text:a></text:p>
          </table:table-cell>
          <table:table-cell office:value-type="string" calcext:value-type="string">
            <text:p>Az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0" xlink:type="simple">Gargoyle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4" xlink:type="simple">Gashadokuro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1" xlink:type="simple">Gelatinous Cube</text:a></text:p>
          </table:table-cell>
          <table:table-cell office:value-type="string" calcext:value-type="string">
            <text:p>Oo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3" xlink:type="simple">Gelugon (Ice Devil)</text:a></text:p>
          </table:table-cell>
          <table:table-cell office:value-type="string" calcext:value-type="string">
            <text:p>Dev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" xlink:type="simple">Ghaele (Crusader Azata)</text:a></text:p>
          </table:table-cell>
          <table:table-cell office:value-type="string" calcext:value-type="string">
            <text:p>Az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9" xlink:type="simple">Ghast</text:a></text:p>
          </table:table-cell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1" xlink:type="simple">Ghonhatine</text:a></text:p>
          </table:table-cell>
          <table:table-cell office:value-type="string" calcext:value-type="string">
            <text:p>Fleshw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6" xlink:type="simple">Ghost Commoner</text:a></text:p>
          </table:table-cell>
          <table:table-cell office:value-type="string" calcext:value-type="string">
            <text:p>Gh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7" xlink:type="simple">Ghost Mage</text:a></text:p>
          </table:table-cell>
          <table:table-cell office:value-type="string" calcext:value-type="string">
            <text:p>Gh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8" xlink:type="simple">Ghoul</text:a></text:p>
          </table:table-cell>
          <table:table-cell office:value-type="string" calcext:value-type="string">
            <text:p>Gh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1" xlink:type="simple">Giant Amoeba</text:a></text:p>
          </table:table-cell>
          <table:table-cell office:value-type="string" calcext:value-type="string">
            <text:p>Oo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2" xlink:type="simple">Giant Anaconda</text:a></text:p>
          </table:table-cell>
          <table:table-cell office:value-type="string" calcext:value-type="string">
            <text:p>Sna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" xlink:type="simple">Giant Animated Statue</text:a></text:p>
          </table:table-cell>
          <table:table-cell office:value-type="string" calcext:value-type="string">
            <text:p>Animated 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8" xlink:type="simple">Giant Ant</text:a></text:p>
          </table:table-cell>
          <table:table-cell office:value-type="string" calcext:value-type="string">
            <text:p>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6" xlink:type="simple">Giant Aukashungi</text:a></text:p>
          </table:table-cell>
          <table:table-cell office:value-type="string" calcext:value-type="string">
            <text:p>Aukashung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2" xlink:type="simple">Giant Badger</text:a></text:p>
          </table:table-cell>
          <table:table-cell office:value-type="string" calcext:value-type="string">
            <text:p>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6" xlink:type="simple">Giant Bat</text:a></text:p>
          </table:table-cell>
          <table:table-cell office:value-type="string" calcext:value-type="string">
            <text:p>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" xlink:type="simple">Giant Centipede</text:a></text:p>
          </table:table-cell>
          <table:table-cell office:value-type="string" calcext:value-type="string">
            <text:p>Centipe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4" xlink:type="simple">Giant Chameleon</text:a></text:p>
          </table:table-cell>
          <table:table-cell office:value-type="string" calcext:value-type="string">
            <text:p>Li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5" xlink:type="simple">Giant Cockroach</text:a></text:p>
          </table:table-cell>
          <table:table-cell office:value-type="string" calcext:value-type="string">
            <text:p>Cockr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8" xlink:type="simple">Giant Crab</text:a></text:p>
          </table:table-cell>
          <table:table-cell office:value-type="string" calcext:value-type="string">
            <text:p>Cr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90" xlink:type="simple">Giant Crawling Hand</text:a></text:p>
          </table:table-cell>
          <table:table-cell office:value-type="string" calcext:value-type="string">
            <text:p>Crawling H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37" xlink:type="simple">Giant Dragonfly Nymph</text:a></text:p>
          </table:table-cell>
          <table:table-cell office:value-type="string" calcext:value-type="string">
            <text:p>Dragonf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38" xlink:type="simple">Giant Dragonfly</text:a></text:p>
          </table:table-cell>
          <table:table-cell office:value-type="string" calcext:value-type="string">
            <text:p>Dragonf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3" xlink:type="simple">Giant Eagle</text:a></text:p>
          </table:table-cell>
          <table:table-cell office:value-type="string" calcext:value-type="string">
            <text:p>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1" xlink:type="simple">Giant Flea</text:a></text:p>
          </table:table-cell>
          <table:table-cell office:value-type="string" calcext:value-type="string">
            <text:p>Fl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3" xlink:type="simple">Giant Fly</text:a></text:p>
          </table:table-cell>
          <table:table-cell office:value-type="string" calcext:value-type="string">
            <text:p>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9" xlink:type="simple">Giant Flytrap</text:a></text:p>
          </table:table-cell>
          <table:table-cell office:value-type="string" calcext:value-type="string">
            <text:p>Flytra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0" xlink:type="simple">Giant Frilled Lizard</text:a></text:p>
          </table:table-cell>
          <table:table-cell office:value-type="string" calcext:value-type="string">
            <text:p>Li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5" xlink:type="simple">Giant Frog</text:a></text:p>
          </table:table-cell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8" xlink:type="simple">Giant Gecko</text:a></text:p>
          </table:table-cell>
          <table:table-cell office:value-type="string" calcext:value-type="string">
            <text:p>Li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7" xlink:type="simple">Giant Hippocampus</text:a></text:p>
          </table:table-cell>
          <table:table-cell office:value-type="string" calcext:value-type="string">
            <text:p>Hippocamp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7" xlink:type="simple">Giant Jellyfish</text:a></text:p>
          </table:table-cell>
          <table:table-cell office:value-type="string" calcext:value-type="string">
            <text:p>Jelly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1" xlink:type="simple">Giant Leech</text:a></text:p>
          </table:table-cell>
          <table:table-cell office:value-type="string" calcext:value-type="string">
            <text:p>Le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2" xlink:type="simple">Giant Maggot</text:a></text:p>
          </table:table-cell>
          <table:table-cell office:value-type="string" calcext:value-type="string">
            <text:p>F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5" xlink:type="simple">Giant Mantis</text:a></text:p>
          </table:table-cell>
          <table:table-cell office:value-type="string" calcext:value-type="string">
            <text:p>Mantis, Gi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9" xlink:type="simple">Giant Monitor Lizard</text:a></text:p>
          </table:table-cell>
          <table:table-cell office:value-type="string" calcext:value-type="string">
            <text:p>Li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5" xlink:type="simple">Giant Moray Eel</text:a></text:p>
          </table:table-cell>
          <table:table-cell office:value-type="string" calcext:value-type="string">
            <text:p>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3" xlink:type="simple">Giant Mosquito</text:a></text:p>
          </table:table-cell>
          <table:table-cell office:value-type="string" calcext:value-type="string">
            <text:p>Mosqui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5" xlink:type="simple">Giant Octopus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6" xlink:type="simple">Giant Rat</text:a></text:p>
          </table:table-cell>
          <table:table-cell office:value-type="string" calcext:value-type="string">
            <text:p>Ra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6" xlink:type="simple">Giant Scorpion</text:a></text:p>
          </table:table-cell>
          <table:table-cell office:value-type="string" calcext:value-type="string">
            <text:p>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7" xlink:type="simple">Giant Snapping Turtle</text:a></text:p>
          </table:table-cell>
          <table:table-cell office:value-type="string" calcext:value-type="string">
            <text:p>Turt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9" xlink:type="simple">Giant Solifugid</text:a></text:p>
          </table:table-cell>
          <table:table-cell office:value-type="string" calcext:value-type="string">
            <text:p>Solifug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0" xlink:type="simple">Giant Squid</text:a></text:p>
          </table:table-cell>
          <table:table-cell office:value-type="string" calcext:value-type="string">
            <text:p>Squ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" xlink:type="simple">Giant Stag Beetle</text:a></text:p>
          </table:table-cell>
          <table:table-cell office:value-type="string" calcext:value-type="string">
            <text:p>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7" xlink:type="simple">Giant Tarantula</text:a></text:p>
          </table:table-cell>
          <table:table-cell office:value-type="string" calcext:value-type="string">
            <text:p>Spi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6" xlink:type="simple">Giant Tick</text:a></text:p>
          </table:table-cell>
          <table:table-cell office:value-type="string" calcext:value-type="string">
            <text:p>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1" xlink:type="simple">Giant Viper</text:a></text:p>
          </table:table-cell>
          <table:table-cell office:value-type="string" calcext:value-type="string">
            <text:p>Sn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5" xlink:type="simple">Giant Wasp</text:a></text:p>
          </table:table-cell>
          <table:table-cell office:value-type="string" calcext:value-type="string">
            <text:p>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1" xlink:type="simple">Giant Whiptail Centipede</text:a></text:p>
          </table:table-cell>
          <table:table-cell office:value-type="string" calcext:value-type="string">
            <text:p>Centi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63" xlink:type="simple">Giant Wolverine</text:a></text:p>
          </table:table-cell>
          <table:table-cell office:value-type="string" calcext:value-type="string">
            <text:p>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27" xlink:type="simple">Gibbering Mouthe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28" xlink:type="simple">Gimmerling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1" xlink:type="simple">Glabrezu (Treachery Demon)</text:a></text:p>
          </table:table-cell>
          <table:table-cell office:value-type="string" calcext:value-type="string">
            <text:p>Dem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5" xlink:type="simple">Glass Golem</text:a></text:p>
          </table:table-cell>
          <table:table-cell office:value-type="string" calcext:value-type="string">
            <text:p>Gol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0" xlink:type="simple">Gnoll Cultist</text:a></text:p>
          </table:table-cell>
          <table:table-cell office:value-type="string" calcext:value-type="string">
            <text:p>Gn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29" xlink:type="simple">Gnoll Hunter</text:a></text:p>
          </table:table-cell>
          <table:table-cell office:value-type="string" calcext:value-type="string">
            <text:p>Gno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1" xlink:type="simple">Gnoll Sergeant</text:a></text:p>
          </table:table-cell>
          <table:table-cell office:value-type="string" calcext:value-type="string">
            <text:p>Gn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3" xlink:type="simple">Goblin Commando</text:a>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6" xlink:type="simple">Goblin Dog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4" xlink:type="simple">Goblin Pyro</text:a>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5" xlink:type="simple">Goblin War Chanter</text:a>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2" xlink:type="simple">Goblin Warrior</text:a></text:p>
          </table:table-cell>
          <table:table-cell office:value-type="string" calcext:value-type="string">
            <text:p>Gobl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37" xlink:type="simple">Gogiteth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8" xlink:type="simple">Goliath Spider</text:a></text:p>
          </table:table-cell>
          <table:table-cell office:value-type="string" calcext:value-type="string">
            <text:p>Spi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6" xlink:type="simple">Gorgan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" xlink:type="simple">Gorilla</text:a></text:p>
          </table:table-cell>
          <table:table-cell office:value-type="string" calcext:value-type="string">
            <text:p>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7" xlink:type="simple">Gosreg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0" xlink:type="simple">Gourd Leshy</text:a></text:p>
          </table:table-cell>
          <table:table-cell office:value-type="string" calcext:value-type="string">
            <text:p>Les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4" xlink:type="simple">Granite Glyptodont</text:a></text:p>
          </table:table-cell>
          <table:table-cell office:value-type="string" calcext:value-type="string">
            <text:p>Elemental, Ea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5" xlink:type="simple">Grauladon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4" xlink:type="simple">Graveknight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6" xlink:type="simple">Graveshell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3" xlink:type="simple">Gray Ooze</text:a></text:p>
          </table:table-cell>
          <table:table-cell office:value-type="string" calcext:value-type="string">
            <text:p>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7" xlink:type="simple">Great Cyclops</text:a></text:p>
          </table:table-cell>
          <table:table-cell office:value-type="string" calcext:value-type="string">
            <text:p>Cyclop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5" xlink:type="simple">Great White Shark</text:a></text:p>
          </table:table-cell>
          <table:table-cell office:value-type="string" calcext:value-type="string">
            <text:p>Sh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" xlink:type="simple">Greater Barghest</text:a></text:p>
          </table:table-cell>
          <table:table-cell office:value-type="string" calcext:value-type="string">
            <text:p>Bargh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9" xlink:type="simple">Greater Nightmare</text:a></text:p>
          </table:table-cell>
          <table:table-cell office:value-type="string" calcext:value-type="string">
            <text:p>Nightma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3" xlink:type="simple">Greater Shadow</text:a></text:p>
          </table:table-cell>
          <table:table-cell office:value-type="string" calcext:value-type="string">
            <text:p>Shad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5" xlink:type="simple">Green Hag</text:a></text:p>
          </table:table-cell>
          <table:table-cell office:value-type="string" calcext:value-type="string">
            <text:p>H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0" xlink:type="simple">Grendel</text:a></text:p>
          </table:table-cell>
          <table:table-cell office:value-type="string" calcext:value-type="string">
            <text:p>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8" xlink:type="simple">Griffon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90" xlink:type="simple">Grig</text:a></text:p>
          </table:table-cell>
          <table:table-cell office:value-type="string" calcext:value-type="string">
            <text:p>S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9" xlink:type="simple">Grikkitog</text:a></text:p>
          </table:table-cell>
          <table:table-cell office:value-type="string" calcext:value-type="string">
            <text:p>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0" xlink:type="simple">Grim Reaper</text:a></text:p>
          </table:table-cell>
          <table:table-cell office:value-type="string" calcext:value-type="string">
            <text:p>Grim Reap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1" xlink:type="simple">Grimstalke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2" xlink:type="simple">Grindylow</text:a>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8" xlink:type="simple">Grippli Archer</text:a></text:p>
          </table:table-cell>
          <table:table-cell office:value-type="string" calcext:value-type="string">
            <text:p>Gripp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49" xlink:type="simple">Grippli Greenspeaker</text:a></text:p>
          </table:table-cell>
          <table:table-cell office:value-type="string" calcext:value-type="string">
            <text:p>Gripp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3" xlink:type="simple">Grippli Scout</text:a></text:p>
          </table:table-cell>
          <table:table-cell office:value-type="string" calcext:value-type="string">
            <text:p>Gripp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" xlink:type="simple">Grizzly Bear</text:a></text:p>
          </table:table-cell>
          <table:table-cell office:value-type="string" calcext:value-type="string">
            <text:p>Be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94" xlink:type="simple">Grodair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Beast, 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6" xlink:type="simple">Grothlut</text:a></text:p>
          </table:table-cell>
          <table:table-cell office:value-type="string" calcext:value-type="string">
            <text:p>Fleshw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4" xlink:type="simple">Guard Dog</text:a></text:p>
          </table:table-cell>
          <table:table-cell office:value-type="string" calcext:value-type="string">
            <text:p>Do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7" xlink:type="simple">Guardian Naga</text:a></text:p>
          </table:table-cell>
          <table:table-cell office:value-type="string" calcext:value-type="string">
            <text:p>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2" xlink:type="simple">Gug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3" xlink:type="simple">Guthallath</text:a></text:p>
          </table:table-cell>
          <table:table-cell office:value-type="string" calcext:value-type="string">
            <text:p>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0" xlink:type="simple">Gylou (Handmaiden Devil)</text:a></text:p>
          </table:table-cell>
          <table:table-cell office:value-type="string" calcext:value-type="string">
            <text:p>Dev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5" xlink:type="simple">Hadrosaurid</text:a></text:p>
          </table:table-cell>
          <table:table-cell office:value-type="string" calcext:value-type="string">
            <text:p>Dinosa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9" xlink:type="simple">Hamatula (Barbed Devil)</text:a></text:p>
          </table:table-cell>
          <table:table-cell office:value-type="string" calcext:value-type="string">
            <text:p>Dev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8" xlink:type="simple">Harpy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1" xlink:type="simple">Harrow Doll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9" xlink:type="simple">Hell Hound</text:a></text:p>
          </table:table-cell>
          <table:table-cell office:value-type="string" calcext:value-type="string">
            <text:p>Hell 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5" xlink:type="simple">Hellcat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7" xlink:type="simple">Hellcrown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0" xlink:type="simple">Herecite of Zevgavizeb</text:a></text:p>
          </table:table-cell>
          <table:table-cell office:value-type="string" calcext:value-type="string">
            <text:p>Herec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1" xlink:type="simple">Hezrou (Toad Demon)</text:a></text:p>
          </table:table-cell>
          <table:table-cell office:value-type="string" calcext:value-type="string">
            <text:p>Dem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0" xlink:type="simple">Hill Giant</text:a></text:p>
          </table:table-cell>
          <table:table-cell office:value-type="string" calcext:value-type="string">
            <text:p>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6" xlink:type="simple">Hippocampus</text:a></text:p>
          </table:table-cell>
          <table:table-cell office:value-type="string" calcext:value-type="string">
            <text:p>Hippocam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8" xlink:type="simple">Hippogriff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99" xlink:type="simple">Hippopotamus</text:a></text:p>
          </table:table-cell>
          <table:table-cell office:value-type="string" calcext:value-type="string">
            <text:p>Hippopotam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" xlink:type="simple">Hive Mother</text:a></text:p>
          </table:table-cell>
          <table:table-cell office:value-type="string" calcext:value-type="string">
            <text:p>Ankhra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2" xlink:type="simple">Hobgoblin Archer</text:a></text:p>
          </table:table-cell>
          <table:table-cell office:value-type="string" calcext:value-type="string">
            <text:p>Hob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3" xlink:type="simple">Hobgoblin General</text:a></text:p>
          </table:table-cell>
          <table:table-cell office:value-type="string" calcext:value-type="string">
            <text:p>Hobgob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1" xlink:type="simple">Hobgoblin Soldier</text:a></text:p>
          </table:table-cell>
          <table:table-cell office:value-type="string" calcext:value-type="string">
            <text:p>Hobgo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1" xlink:type="simple">Hodag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4" xlink:type="simple">Homunculus</text:a>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" xlink:type="simple">Horned Archon</text:a></text:p>
          </table:table-cell>
          <table:table-cell office:value-type="string" calcext:value-type="string">
            <text:p>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1" xlink:type="simple">Hound Archon</text:a></text:p>
          </table:table-cell>
          <table:table-cell office:value-type="string" calcext:value-type="string">
            <text:p>Arch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02" xlink:type="simple">Hound Of Tindalos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, Tim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6" xlink:type="simple">Hunting Spider</text:a></text:p>
          </table:table-cell>
          <table:table-cell office:value-type="string" calcext:value-type="string">
            <text:p>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1" xlink:type="simple">Hyaenodon</text:a></text:p>
          </table:table-cell>
          <table:table-cell office:value-type="string" calcext:value-type="string">
            <text:p>Hy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9" xlink:type="simple">Hydra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0" xlink:type="simple">Hyena</text:a></text:p>
          </table:table-cell>
          <table:table-cell office:value-type="string" calcext:value-type="string">
            <text:p>Hy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3" xlink:type="simple">Ice Golem</text:a></text:p>
          </table:table-cell>
          <table:table-cell office:value-type="string" calcext:value-type="string">
            <text:p>Gol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5" xlink:type="simple">Ice Linnorm</text:a></text:p>
          </table:table-cell>
          <table:table-cell office:value-type="string" calcext:value-type="string">
            <text:p>Linno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0" xlink:type="simple">Ice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6" xlink:type="simple">Icewyrm</text:a></text:p>
          </table:table-cell>
          <table:table-cell office:value-type="string" calcext:value-type="string">
            <text:p>Elemental, 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3" xlink:type="simple">Icicle Snake</text:a></text:p>
          </table:table-cell>
          <table:table-cell office:value-type="string" calcext:value-type="string">
            <text:p>Elemental,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76" xlink:type="simple">Iffdahsil</text:a></text:p>
          </table:table-cell>
          <table:table-cell office:value-type="string" calcext:value-type="string">
            <text:p>—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, Undead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59" xlink:type="simple">Ifrit</text:a></text:p>
          </table:table-cell>
          <table:table-cell office:value-type="string" calcext:value-type="string">
            <text:p>Planar Scion, Geni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6" xlink:type="simple">Iguanodon</text:a></text:p>
          </table:table-cell>
          <table:table-cell office:value-type="string" calcext:value-type="string">
            <text:p>Dinosa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6" xlink:type="simple">Imentesh</text:a></text:p>
          </table:table-cell>
          <table:table-cell office:value-type="string" calcext:value-type="string">
            <text:p>Prote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83" xlink:type="simple">Immortal Ichor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9" xlink:type="simple">Imp</text:a></text:p>
          </table:table-cell>
          <table:table-cell office:value-type="string" calcext:value-type="string">
            <text:p>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3" xlink:type="simple">Intellect Devourer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1" xlink:type="simple">Interlocutor</text:a></text:p>
          </table:table-cell>
          <table:table-cell office:value-type="string" calcext:value-type="string">
            <text:p>Velstra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9" xlink:type="simple">Invidiak (Shadow Demon)</text:a>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9" xlink:type="simple">Invisible Stalker</text:a></text:p>
          </table:table-cell>
          <table:table-cell office:value-type="string" calcext:value-type="string">
            <text:p>Elemental, A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0" xlink:type="simple">Iridescent Animal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4" xlink:type="simple">Irlgaunt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0" xlink:type="simple">Irnakurse</text:a></text:p>
          </table:table-cell>
          <table:table-cell office:value-type="string" calcext:value-type="string">
            <text:p>Fleshw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2" xlink:type="simple">Iron Golem</text:a></text:p>
          </table:table-cell>
          <table:table-cell office:value-type="string" calcext:value-type="string">
            <text:p>Gole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5" xlink:type="simple">Isqulug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52" xlink:type="simple">Jabberwock</text:a></text:p>
          </table:table-cell>
          <table:table-cell office:value-type="string" calcext:value-type="string">
            <text:p>—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11" xlink:type="simple">Janni</text:a>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7" xlink:type="simple">Jinkin</text:a></text:p>
          </table:table-cell>
          <table:table-cell office:value-type="string" calcext:value-type="string">
            <text:p>Grem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4" xlink:type="simple">Jotund Troll</text:a></text:p>
          </table:table-cell>
          <table:table-cell office:value-type="string" calcext:value-type="string">
            <text:p>Tro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1" xlink:type="simple">Jungle Drake</text:a></text:p>
          </table:table-cell>
          <table:table-cell office:value-type="string" calcext:value-type="string">
            <text:p>Dra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08" xlink:type="simple">Jyoti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, Positiv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5" xlink:type="simple">Kalavakus (Slaver Demon)</text:a></text:p>
          </table:table-cell>
          <table:table-cell office:value-type="string" calcext:value-type="string">
            <text:p>De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38" xlink:type="simple">Keketar</text:a></text:p>
          </table:table-cell>
          <table:table-cell office:value-type="string" calcext:value-type="string">
            <text:p>Prote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9" xlink:type="simple">Kelpie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0" xlink:type="simple">Kishi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4" xlink:type="simple">Kobold Dragon Mage</text:a></text:p>
          </table:table-cell>
          <table:table-cell office:value-type="string" calcext:value-type="string">
            <text:p>Kob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3" xlink:type="simple">Kobold Scout</text:a></text:p>
          </table:table-cell>
          <table:table-cell office:value-type="string" calcext:value-type="string">
            <text:p>Kob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2" xlink:type="simple">Kobold Warrior</text:a></text:p>
          </table:table-cell>
          <table:table-cell office:value-type="string" calcext:value-type="string">
            <text:p>Kobo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0" xlink:type="simple">Kolyarut</text:a></text:p>
          </table:table-cell>
          <table:table-cell office:value-type="string" calcext:value-type="string">
            <text:p>Ae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10" xlink:type="simple">Korred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5" xlink:type="simple">Kraken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6" xlink:type="simple">Krooth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8" xlink:type="simple">Lamia Matriarch</text:a></text:p>
          </table:table-cell>
          <table:table-cell office:value-type="string" calcext:value-type="string">
            <text:p>Lam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7" xlink:type="simple">Lamia</text:a></text:p>
          </table:table-cell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" xlink:type="simple">Lantern Archon</text:a></text:p>
          </table:table-cell>
          <table:table-cell office:value-type="string" calcext:value-type="string">
            <text:p>Arc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79" xlink:type="simple">Leaf Leshy</text:a></text:p>
          </table:table-cell>
          <table:table-cell office:value-type="string" calcext:value-type="string">
            <text:p>Lesh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" xlink:type="simple">Legion Archon</text:a></text:p>
          </table:table-cell>
          <table:table-cell office:value-type="string" calcext:value-type="string">
            <text:p>Arch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8" xlink:type="simple">Lemure</text:a></text:p>
          </table:table-cell>
          <table:table-cell office:value-type="string" calcext:value-type="string">
            <text:p>Dev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13" xlink:type="simple">Leng Spider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, Dream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" xlink:type="simple">Leopard</text:a></text:p>
          </table:table-cell>
          <table:table-cell office:value-type="string" calcext:value-type="string">
            <text:p>C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14" xlink:type="simple">Leprechaun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5" xlink:type="simple">Lerritan</text:a></text:p>
          </table:table-cell>
          <table:table-cell office:value-type="string" calcext:value-type="string">
            <text:p>—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1" xlink:type="simple">Lesser Death</text:a></text:p>
          </table:table-cell>
          <table:table-cell office:value-type="string" calcext:value-type="string">
            <text:p>Grim Rea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8" xlink:type="simple">Leucrotta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0" xlink:type="simple">Leukodaemon (Pestilence Daemon)</text:a></text:p>
          </table:table-cell>
          <table:table-cell office:value-type="string" calcext:value-type="string">
            <text:p>Dae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9" xlink:type="simple">Leydroth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2" xlink:type="simple">Lich</text:a></text:p>
          </table:table-cell>
          <table:table-cell office:value-type="string" calcext:value-type="string">
            <text:p>L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" xlink:type="simple">Lillend (Muse Azata)</text:a></text:p>
          </table:table-cell>
          <table:table-cell office:value-type="string" calcext:value-type="string">
            <text:p>Az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13" xlink:type="simple">Lion Visitant</text:a></text:p>
          </table:table-cell>
          <table:table-cell office:value-type="string" calcext:value-type="string">
            <text:p>Visit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nimal, 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" xlink:type="simple">Lion</text:a></text:p>
          </table:table-cell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0" xlink:type="simple">Living Boulder</text:a></text:p>
          </table:table-cell>
          <table:table-cell office:value-type="string" calcext:value-type="string">
            <text:p>Elemental, Ea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03" xlink:type="simple">Living Graffiti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3" xlink:type="simple">Living Landslide</text:a></text:p>
          </table:table-cell>
          <table:table-cell office:value-type="string" calcext:value-type="string">
            <text:p>Elemental, 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1" xlink:type="simple">Living Sap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7" xlink:type="simple">Living Thunderclap</text:a></text:p>
          </table:table-cell>
          <table:table-cell office:value-type="string" calcext:value-type="string">
            <text:p>Elemental, 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7" xlink:type="simple">Living Waterfall</text:a></text:p>
          </table:table-cell>
          <table:table-cell office:value-type="string" calcext:value-type="string">
            <text:p>Elemental, 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8" xlink:type="simple">Living Whirlwind</text:a></text:p>
          </table:table-cell>
          <table:table-cell office:value-type="string" calcext:value-type="string">
            <text:p>Elemental, A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8" xlink:type="simple">Living Wildfire</text:a></text:p>
          </table:table-cell>
          <table:table-cell office:value-type="string" calcext:value-type="string">
            <text:p>Elemental, 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1" xlink:type="simple">Lizardfolk Defender</text:a></text:p>
          </table:table-cell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2" xlink:type="simple">Lizardfolk Scout</text:a></text:p>
          </table:table-cell>
          <table:table-cell office:value-type="string" calcext:value-type="string">
            <text:p>Lizard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3" xlink:type="simple">Lizardfolk Stargazer</text:a></text:p>
          </table:table-cell>
          <table:table-cell office:value-type="string" calcext:value-type="string">
            <text:p>Lizardfo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4" xlink:type="simple">Luminous Ooze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6" xlink:type="simple">Lunar Naga</text:a></text:p>
          </table:table-cell>
          <table:table-cell office:value-type="string" calcext:value-type="string">
            <text:p>Na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6" xlink:type="simple">Lurker In Light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" xlink:type="simple">Lyrakien (Wanderer Azata)</text:a></text:p>
          </table:table-cell>
          <table:table-cell office:value-type="string" calcext:value-type="string">
            <text:p>Az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8" xlink:type="simple">Magma Scorpion</text:a></text:p>
          </table:table-cell>
          <table:table-cell office:value-type="string" calcext:value-type="string">
            <text:p>Elemental, 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2" xlink:type="simple">Mammoth</text:a></text:p>
          </table:table-cell>
          <table:table-cell office:value-type="string" calcext:value-type="string">
            <text:p>Eleph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7" xlink:type="simple">Mandragora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6" xlink:type="simple">Manta Ray</text:a></text:p>
          </table:table-cell>
          <table:table-cell office:value-type="string" calcext:value-type="string">
            <text:p>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4" xlink:type="simple">Manticore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15" xlink:type="simple">Marid</text:a>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3" xlink:type="simple">Marilith (Pride Demon)</text:a></text:p>
          </table:table-cell>
          <table:table-cell office:value-type="string" calcext:value-type="string">
            <text:p>Dem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8" xlink:type="simple">Marrmora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79" xlink:type="simple">Marsh Giant</text:a></text:p>
          </table:table-cell>
          <table:table-cell office:value-type="string" calcext:value-type="string">
            <text:p>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38" xlink:type="simple">Marut</text:a></text:p>
          </table:table-cell>
          <table:table-cell office:value-type="string" calcext:value-type="string">
            <text:p>Ae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68" xlink:type="simple">Mastodon</text:a></text:p>
          </table:table-cell>
          <table:table-cell office:value-type="string" calcext:value-type="string">
            <text:p>Eleph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5" xlink:type="simple">Mechanical Carny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7" xlink:type="simple">Medusa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5" xlink:type="simple">Megalania</text:a></text:p>
          </table:table-cell>
          <table:table-cell office:value-type="string" calcext:value-type="string">
            <text:p>Li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6" xlink:type="simple">Megalodon</text:a></text:p>
          </table:table-cell>
          <table:table-cell office:value-type="string" calcext:value-type="string">
            <text:p>Sh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" xlink:type="simple">Megaprimatus</text:a></text:p>
          </table:table-cell>
          <table:table-cell office:value-type="string" calcext:value-type="string">
            <text:p>A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3" xlink:type="simple">Meladaemon (Famine Daemon)</text:a></text:p>
          </table:table-cell>
          <table:table-cell office:value-type="string" calcext:value-type="string">
            <text:p>Daem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9" xlink:type="simple">Melody On The Wind</text:a></text:p>
          </table:table-cell>
          <table:table-cell office:value-type="string" calcext:value-type="string">
            <text:p>Elemental, A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8" xlink:type="simple">Merfolk Warrior</text:a></text:p>
          </table:table-cell>
          <table:table-cell office:value-type="string" calcext:value-type="string">
            <text:p>Merfo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99" xlink:type="simple">Merfolk Wavecaller</text:a></text:p>
          </table:table-cell>
          <table:table-cell office:value-type="string" calcext:value-type="string">
            <text:p>Merfo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0" xlink:type="simple">Mimic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1" xlink:type="simple">Minotaur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4" xlink:type="simple">Mist Stalker</text:a></text:p>
          </table:table-cell>
          <table:table-cell office:value-type="string" calcext:value-type="string">
            <text:p>Elemental, W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5" xlink:type="simple">Mitflit</text:a></text:p>
          </table:table-cell>
          <table:table-cell office:value-type="string" calcext:value-type="string">
            <text:p>Greml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9" xlink:type="simple">Mohrg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2" xlink:type="simple">Mokele-Mbembe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3" xlink:type="simple">Monadic Deva (Soul Angel)</text:a></text:p>
          </table:table-cell>
          <table:table-cell office:value-type="string" calcext:value-type="string">
            <text:p>Ang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0" xlink:type="simple">Moonflower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1" xlink:type="simple">Morlock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0" xlink:type="simple">Morrigna</text:a></text:p>
          </table:table-cell>
          <table:table-cell office:value-type="string" calcext:value-type="string">
            <text:p>Psychopom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2" xlink:type="simple">Movanic Deva (Guardian Angel)</text:a></text:p>
          </table:table-cell>
          <table:table-cell office:value-type="string" calcext:value-type="string">
            <text:p>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02" xlink:type="simple">Mu Spore</text:a></text:p>
          </table:table-cell>
          <table:table-cell office:value-type="string" calcext:value-type="string">
            <text:p>—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4" xlink:type="simple">Mudwretch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3" xlink:type="simple">Mukradi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4" xlink:type="simple">Mummy Guardian</text:a></text:p>
          </table:table-cell>
          <table:table-cell office:value-type="string" calcext:value-type="string">
            <text:p>Mum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5" xlink:type="simple">Mummy Pharaoh</text:a></text:p>
          </table:table-cell>
          <table:table-cell office:value-type="string" calcext:value-type="string">
            <text:p>Mum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1" xlink:type="simple">Muse Phantom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73" xlink:type="simple">Muurfeli</text:a></text:p>
          </table:table-cell>
          <table:table-cell office:value-type="string" calcext:value-type="string">
            <text:p>Blightburn Geni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0" xlink:type="simple">Nabasu (Gluttony Demon)</text:a></text:p>
          </table:table-cell>
          <table:table-cell office:value-type="string" calcext:value-type="string">
            <text:p>De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3" xlink:type="simple">Naiad Queen</text:a></text:p>
          </table:table-cell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1" xlink:type="simple">Naiad</text:a></text:p>
          </table:table-cell>
          <table:table-cell office:value-type="string" calcext:value-type="string">
            <text:p>Nym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2" xlink:type="simple">Nalfeshnee (Boar Demon)</text:a></text:p>
          </table:table-cell>
          <table:table-cell office:value-type="string" calcext:value-type="string">
            <text:p>Dem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37" xlink:type="simple">Naunet</text:a></text:p>
          </table:table-cell>
          <table:table-cell office:value-type="string" calcext:value-type="string">
            <text:p>Prot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8" xlink:type="simple">Necrophidius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9" xlink:type="simple">Neothelid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0" xlink:type="simple">Nereid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0" xlink:type="simple">Nessian Warhound</text:a></text:p>
          </table:table-cell>
          <table:table-cell office:value-type="string" calcext:value-type="string">
            <text:p>Hell H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57" xlink:type="simple">Night Hag</text:a></text:p>
          </table:table-cell>
          <table:table-cell office:value-type="string" calcext:value-type="string">
            <text:p>H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, 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08" xlink:type="simple">Nightmare</text:a></text:p>
          </table:table-cell>
          <table:table-cell office:value-type="string" calcext:value-type="string">
            <text:p>Nightm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0" xlink:type="simple">Nilith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41" xlink:type="simple">Nixie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2" xlink:type="simple">Norn</text:a></text:p>
          </table:table-cell>
          <table:table-cell office:value-type="string" calcext:value-type="string">
            <text:p>—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9" xlink:type="simple">Nosoi</text:a></text:p>
          </table:table-cell>
          <table:table-cell office:value-type="string" calcext:value-type="string">
            <text:p>Psychopo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43" xlink:type="simple">Nuckelavee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9" xlink:type="simple">Nuglub</text:a></text:p>
          </table:table-cell>
          <table:table-cell office:value-type="string" calcext:value-type="string">
            <text:p>Grem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4" xlink:type="simple">Nyogoth</text:a></text:p>
          </table:table-cell>
          <table:table-cell office:value-type="string" calcext:value-type="string">
            <text:p>Qlippo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5" xlink:type="simple">Obsidian Golem</text:a></text:p>
          </table:table-cell>
          <table:table-cell office:value-type="string" calcext:value-type="string">
            <text:p>Gole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2" xlink:type="simple">Ochre Jelly</text:a></text:p>
          </table:table-cell>
          <table:table-cell office:value-type="string" calcext:value-type="string">
            <text:p>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16" xlink:type="simple">Ofalth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19" xlink:type="simple">Ogre Boss</text:a></text:p>
          </table:table-cell>
          <table:table-cell office:value-type="string" calcext:value-type="string">
            <text:p>Og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18" xlink:type="simple">Ogre Glutton</text:a></text:p>
          </table:table-cell>
          <table:table-cell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4" xlink:type="simple">Ogre Spider</text:a></text:p>
          </table:table-cell>
          <table:table-cell office:value-type="string" calcext:value-type="string">
            <text:p>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17" xlink:type="simple">Ogre Warrior</text:a></text:p>
          </table:table-cell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7" xlink:type="simple">Olethrodaemon (Apocalypse Daemon)</text:a></text:p>
          </table:table-cell>
          <table:table-cell office:value-type="string" calcext:value-type="string">
            <text:p>Dae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6" xlink:type="simple">Onidoshi</text:a></text:p>
          </table:table-cell>
          <table:table-cell office:value-type="string" calcext:value-type="string">
            <text:p>O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, Giant, 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1" xlink:type="simple">Ooze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4" xlink:type="simple">Orc Brute</text:a></text:p>
          </table:table-cell>
          <table:table-cell office:value-type="string" calcext:value-type="string">
            <text:p>O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6" xlink:type="simple">Orc Warchief</text:a>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5" xlink:type="simple">Orc Warrior</text:a></text:p>
          </table:table-cell>
          <table:table-cell office:value-type="string" calcext:value-type="string">
            <text:p>O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9" xlink:type="simple">Orca</text:a></text:p>
          </table:table-cell>
          <table:table-cell office:value-type="string" calcext:value-type="string">
            <text:p>Dolp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0" xlink:type="simple">Oread</text:a></text:p>
          </table:table-cell>
          <table:table-cell office:value-type="string" calcext:value-type="string">
            <text:p>Planar Scion, Geni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8" xlink:type="simple">Ostiarius</text:a></text:p>
          </table:table-cell>
          <table:table-cell office:value-type="string" calcext:value-type="string">
            <text:p>Velstr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8" xlink:type="simple">Osyluth (Bone Devil)</text:a></text:p>
          </table:table-cell>
          <table:table-cell office:value-type="string" calcext:value-type="string">
            <text:p>Dev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7" xlink:type="simple">Otyugh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8" xlink:type="simple">Owlbear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4" xlink:type="simple">Pachycephalosaurus</text:a></text:p>
          </table:table-cell>
          <table:table-cell office:value-type="string" calcext:value-type="string">
            <text:p>Dinos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9" xlink:type="simple">Pegasus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6" xlink:type="simple">Peluda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7" xlink:type="simple">Peryton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8" xlink:type="simple">Petitioner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etitione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2" xlink:type="simple">Phistophilus (Contract Devil)</text:a></text:p>
          </table:table-cell>
          <table:table-cell office:value-type="string" calcext:value-type="string">
            <text:p>Dev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0" xlink:type="simple">Phoenix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2" xlink:type="simple">Piscodaemon (Venom Daemon)</text:a></text:p>
          </table:table-cell>
          <table:table-cell office:value-type="string" calcext:value-type="string">
            <text:p>Dae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4" xlink:type="simple">Pit Fiend (Tyrant Devil)</text:a></text:p>
          </table:table-cell>
          <table:table-cell office:value-type="string" calcext:value-type="string">
            <text:p>Dev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91" xlink:type="simple">Pixie</text:a></text:p>
          </table:table-cell>
          <table:table-cell office:value-type="string" calcext:value-type="string">
            <text:p>Sp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4" xlink:type="simple">Plague Zombie</text:a>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4" xlink:type="simple">Planetar (Justice Angel)</text:a></text:p>
          </table:table-cell>
          <table:table-cell office:value-type="string" calcext:value-type="string">
            <text:p>Ang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1" xlink:type="simple">Pleroma</text:a></text:p>
          </table:table-cell>
          <table:table-cell office:value-type="string" calcext:value-type="string">
            <text:p>Ae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7" xlink:type="simple">Polar Bear</text:a></text:p>
          </table:table-cell>
          <table:table-cell office:value-type="string" calcext:value-type="string">
            <text:p>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4" xlink:type="simple">Poltergeist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5" xlink:type="simple">Poracha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63" xlink:type="simple">Precentor</text:a></text:p>
          </table:table-cell>
          <table:table-cell office:value-type="string" calcext:value-type="string">
            <text:p>Velstra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1" xlink:type="simple">Pteranodon</text:a></text:p>
          </table:table-cell>
          <table:table-cell office:value-type="string" calcext:value-type="string">
            <text:p>Pterosa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6" xlink:type="simple">Pugwampi</text:a></text:p>
          </table:table-cell>
          <table:table-cell office:value-type="string" calcext:value-type="string">
            <text:p>Grem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" xlink:type="simple">Purple Worm</text:a></text:p>
          </table:table-cell>
          <table:table-cell office:value-type="string" calcext:value-type="string">
            <text:p>Cave W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6" xlink:type="simple">Purrodaemon (War Daemon)</text:a></text:p>
          </table:table-cell>
          <table:table-cell office:value-type="string" calcext:value-type="string">
            <text:p>Daem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7" xlink:type="simple">Quasit</text:a>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8" xlink:type="simple">Quatoid</text:a></text:p>
          </table:table-cell>
          <table:table-cell office:value-type="string" calcext:value-type="string">
            <text:p>Elemental, Wa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3" xlink:type="simple">Quelaunt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7" xlink:type="simple">Quetz Couatl</text:a></text:p>
          </table:table-cell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2" xlink:type="simple">Quetzalcoatlus</text:a></text:p>
          </table:table-cell>
          <table:table-cell office:value-type="string" calcext:value-type="string">
            <text:p>Pterosa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8" xlink:type="simple">Quickling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9" xlink:type="simple">Quoppopak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32" xlink:type="simple">Qurashith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, 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0" xlink:type="simple">Radiant Warden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5" xlink:type="simple">Raja Rakshasa</text:a></text:p>
          </table:table-cell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7" xlink:type="simple">Rat Swarm</text:a>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48" xlink:type="simple">Ratfolk Grenadier</text:a></text:p>
          </table:table-cell>
          <table:table-cell office:value-type="string" calcext:value-type="string">
            <text:p>Rat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2" xlink:type="simple">Raven Swarm</text:a></text:p>
          </table:table-cell>
          <table:table-cell office:value-type="string" calcext:value-type="string">
            <text:p>Rav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84" xlink:type="simple">Ravener Husk</text:a></text:p>
          </table:table-cell>
          <table:table-cell office:value-type="string" calcext:value-type="string">
            <text:p>Rav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, Undead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83" xlink:type="simple">Ravener</text:a></text:p>
          </table:table-cell>
          <table:table-cell office:value-type="string" calcext:value-type="string">
            <text:p>Rav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, 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1" xlink:type="simple">Raven</text:a></text:p>
          </table:table-cell>
          <table:table-cell office:value-type="string" calcext:value-type="string">
            <text:p>Rav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49" xlink:type="simple">Redcap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45" xlink:type="simple">Reef Octopus</text:a></text:p>
          </table:table-cell>
          <table:table-cell office:value-type="string" calcext:value-type="string">
            <text:p>Octo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50" xlink:type="simple">Reefclaw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8" xlink:type="simple">Remnant of Barzillai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1" xlink:type="simple">Remorhaz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87" xlink:type="simple">Revenant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Animal, 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8" xlink:type="simple">Rhinoceros</text:a></text:p>
          </table:table-cell>
          <table:table-cell office:value-type="string" calcext:value-type="string">
            <text:p>Rhinoce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5" xlink:type="simple">Riding Dog</text:a>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6" xlink:type="simple">Riding Horse</text:a></text:p>
          </table:table-cell>
          <table:table-cell office:value-type="string" calcext:value-type="string">
            <text:p>H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5" xlink:type="simple">Riding Pony</text:a></text:p>
          </table:table-cell>
          <table:table-cell office:value-type="string" calcext:value-type="string">
            <text:p>Hor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9" xlink:type="simple">River Drake</text:a></text:p>
          </table:table-cell>
          <table:table-cell office:value-type="string" calcext:value-type="string">
            <text:p>Dr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2" xlink:type="simple">Roc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3" xlink:type="simple">Roper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6" xlink:type="simple">Rune Giant</text:a></text:p>
          </table:table-cell>
          <table:table-cell office:value-type="string" calcext:value-type="string">
            <text:p>Gia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0" xlink:type="simple">Rusalka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4" xlink:type="simple">Rust Monster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3" xlink:type="simple">Sabosan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0" xlink:type="simple">Sacristan</text:a></text:p>
          </table:table-cell>
          <table:table-cell office:value-type="string" calcext:value-type="string">
            <text:p>Velstr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9" xlink:type="simple">Salamander</text:a></text:p>
          </table:table-cell>
          <table:table-cell office:value-type="string" calcext:value-type="string">
            <text:p>Elemental, 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3" xlink:type="simple">Sand Sentry</text:a></text:p>
          </table:table-cell>
          <table:table-cell office:value-type="string" calcext:value-type="string">
            <text:p>Elemental, Ea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1" xlink:type="simple">Sandpoint Devil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2" xlink:type="simple">Sard</text:a></text:p>
          </table:table-cell>
          <table:table-cell office:value-type="string" calcext:value-type="string">
            <text:p>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7" xlink:type="simple">Sarglagon (Drowning Devil)</text:a></text:p>
          </table:table-cell>
          <table:table-cell office:value-type="string" calcext:value-type="string">
            <text:p>De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55" xlink:type="simple">Satyr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3" xlink:type="simple">Scarecrow</text:a></text:p>
          </table:table-cell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94" xlink:type="simple">Sceaduinar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, Negativ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7" xlink:type="simple">Scorpion Swarm</text:a></text:p>
          </table:table-cell>
          <table:table-cell office:value-type="string" calcext:value-type="string">
            <text:p>Scorp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7" xlink:type="simple">Scythe Tree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0" xlink:type="simple">Sea Devil Baron</text:a></text:p>
          </table:table-cell>
          <table:table-cell office:value-type="string" calcext:value-type="string">
            <text:p>Sea Dev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9" xlink:type="simple">Sea Devil Brute</text:a></text:p>
          </table:table-cell>
          <table:table-cell office:value-type="string" calcext:value-type="string">
            <text:p>Sea Dev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58" xlink:type="simple">Sea Devil Scout</text:a></text:p>
          </table:table-cell>
          <table:table-cell office:value-type="string" calcext:value-type="string">
            <text:p>Sea Dev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1" xlink:type="simple">Sea Drake</text:a></text:p>
          </table:table-cell>
          <table:table-cell office:value-type="string" calcext:value-type="string">
            <text:p>Dra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54" xlink:type="simple">Sea Hag</text:a></text:p>
          </table:table-cell>
          <table:table-cell office:value-type="string" calcext:value-type="string">
            <text:p>Ha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1" xlink:type="simple">Sea Serpent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7" xlink:type="simple">Sea Snake</text:a></text:p>
          </table:table-cell>
          <table:table-cell office:value-type="string" calcext:value-type="string">
            <text:p>Sn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20" xlink:type="simple">Sewer Ooze</text:a></text:p>
          </table:table-cell>
          <table:table-cell office:value-type="string" calcext:value-type="string">
            <text:p>Oo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0" xlink:type="simple">Shadow Drake</text:a></text:p>
          </table:table-cell>
          <table:table-cell office:value-type="string" calcext:value-type="string">
            <text:p>Dr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81" xlink:type="simple">Shadow Giant</text:a></text:p>
          </table:table-cell>
          <table:table-cell office:value-type="string" calcext:value-type="string">
            <text:p>Gia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2" xlink:type="simple">Shadow</text:a></text:p>
          </table:table-cell>
          <table:table-cell office:value-type="string" calcext:value-type="string">
            <text:p>Shad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13" xlink:type="simple">Shaitan</text:a>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4" xlink:type="simple">Shambler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2" xlink:type="simple">Shemhazian (Mutilation Demon)</text:a></text:p>
          </table:table-cell>
          <table:table-cell office:value-type="string" calcext:value-type="string">
            <text:p>De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" xlink:type="simple">Shield Archon</text:a></text:p>
          </table:table-cell>
          <table:table-cell office:value-type="string" calcext:value-type="string">
            <text:p>Arch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7" xlink:type="simple">Shining Child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str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0" xlink:type="simple">Shoal Linnorm</text:a></text:p>
          </table:table-cell>
          <table:table-cell office:value-type="string" calcext:value-type="string">
            <text:p>Linn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2" xlink:type="simple">Shocker Lizard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68" xlink:type="simple">Shoggoth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3" xlink:type="simple">Shoggti</text:a></text:p>
          </table:table-cell>
          <table:table-cell office:value-type="string" calcext:value-type="string">
            <text:p>Qlippo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3" xlink:type="simple">Shoony Hierarch</text:a></text:p>
          </table:table-cell>
          <table:table-cell office:value-type="string" calcext:value-type="string">
            <text:p>Shoo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2" xlink:type="simple">Shoony Militia Member</text:a></text:p>
          </table:table-cell>
          <table:table-cell office:value-type="string" calcext:value-type="string">
            <text:p>Sho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1" xlink:type="simple">Shoony Tiller</text:a></text:p>
          </table:table-cell>
          <table:table-cell office:value-type="string" calcext:value-type="string">
            <text:p>Shoon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69" xlink:type="simple">Shuln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0" xlink:type="simple">Simurgh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1" xlink:type="simple">Sinspawn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3" xlink:type="simple">Skaveling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3" xlink:type="simple">Skeletal Champion</text:a></text:p>
          </table:table-cell>
          <table:table-cell office:value-type="string" calcext:value-type="string">
            <text:p>Skele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5" xlink:type="simple">Skeletal Giant</text:a></text:p>
          </table:table-cell>
          <table:table-cell office:value-type="string" calcext:value-type="string">
            <text:p>Skele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4" xlink:type="simple">Skeletal Horse</text:a></text:p>
          </table:table-cell>
          <table:table-cell office:value-type="string" calcext:value-type="string">
            <text:p>Skele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6" xlink:type="simple">Skeletal Hulk</text:a></text:p>
          </table:table-cell>
          <table:table-cell office:value-type="string" calcext:value-type="string">
            <text:p>Skele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2" xlink:type="simple">Skeleton Guard</text:a></text:p>
          </table:table-cell>
          <table:table-cell office:value-type="string" calcext:value-type="string">
            <text:p>Skelet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4" xlink:type="simple">Skrik Nettle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5" xlink:type="simple">Skulk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7" xlink:type="simple">Skulltaker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" xlink:type="simple">Skum (Ulat-Kini)</text:a></text:p>
          </table:table-cell>
          <table:table-cell office:value-type="string" calcext:value-type="string">
            <text:p>Alghollt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2" xlink:type="simple">Slime Mold</text:a></text:p>
          </table:table-cell>
          <table:table-cell office:value-type="string" calcext:value-type="string">
            <text:p>Oo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, Ooze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06" xlink:type="simple">Slug</text:a></text:p>
          </table:table-cell>
          <table:table-cell office:value-type="string" calcext:value-type="string">
            <text:p>T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8" xlink:type="simple">Slurk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0" xlink:type="simple">Smilodon</text:a></text:p>
          </table:table-cell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08" xlink:type="simple">Snapping Flytrap</text:a></text:p>
          </table:table-cell>
          <table:table-cell office:value-type="string" calcext:value-type="string">
            <text:p>Fly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6" xlink:type="simple">Snapping Turtle</text:a></text:p>
          </table:table-cell>
          <table:table-cell office:value-type="string" calcext:value-type="string">
            <text:p>Turt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2" xlink:type="simple">Sod Hound</text:a></text:p>
          </table:table-cell>
          <table:table-cell office:value-type="string" calcext:value-type="string">
            <text:p>Elemental, 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45" xlink:type="simple">Solar (Archangel)</text:a></text:p>
          </table:table-cell>
          <table:table-cell office:value-type="string" calcext:value-type="string">
            <text:p>Ang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1" xlink:type="simple">Soul Eater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3" xlink:type="simple">Soulbound Doll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Tiny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75" xlink:type="simple">Soulbound Ruin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Construct, 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46" xlink:type="simple">Spark Bat</text:a></text:p>
          </table:table-cell>
          <table:table-cell office:value-type="string" calcext:value-type="string">
            <text:p>Elemental, 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74" xlink:type="simple">Spear Frog</text:a></text:p>
          </table:table-cell>
          <table:table-cell office:value-type="string" calcext:value-type="string">
            <text:p>Fr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2" xlink:type="simple">Specter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4" xlink:type="simple">Sphinx</text:a></text:p>
          </table:table-cell>
          <table:table-cell office:value-type="string" calcext:value-type="string">
            <text:p>—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85" xlink:type="simple">Spider Swarm</text:a>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17" xlink:type="simple">Spinosaurus</text:a></text:p>
          </table:table-cell>
          <table:table-cell office:value-type="string" calcext:value-type="string">
            <text:p>Dinosa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5" xlink:type="simple">Spiral Centurion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37" xlink:type="simple">Spirit Naga</text:a></text:p>
          </table:table-cell>
          <table:table-cell office:value-type="string" calcext:value-type="string">
            <text:p>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77" xlink:type="simple">Spiritbound Aluum</text:a></text:p>
          </table:table-cell>
          <table:table-cell office:value-type="string" calcext:value-type="string">
            <text:p>Alu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6" xlink:type="simple">Sportlebore Swarm</text:a></text:p>
          </table:table-cell>
          <table:table-cell office:value-type="string" calcext:value-type="string">
            <text:p>Sportleb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7" xlink:type="simple">Spriggan Bully</text:a></text:p>
          </table:table-cell>
          <table:table-cell office:value-type="string" calcext:value-type="string">
            <text:p>Sprig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8" xlink:type="simple">Spriggan Warlord</text:a></text:p>
          </table:table-cell>
          <table:table-cell office:value-type="string" calcext:value-type="string">
            <text:p>Sprigg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89" xlink:type="simple">Sprite</text:a></text:p>
          </table:table-cell>
          <table:table-cell office:value-type="string" calcext:value-type="string">
            <text:p>Spri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3" xlink:type="simple">Star Archon</text:a></text:p>
          </table:table-cell>
          <table:table-cell office:value-type="string" calcext:value-type="string">
            <text:p>Arch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62" xlink:type="simple">Steam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0" xlink:type="simple">Stegosaurus</text:a></text:p>
          </table:table-cell>
          <table:table-cell office:value-type="string" calcext:value-type="string">
            <text:p>Dinosa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5" xlink:type="simple">Stingray</text:a></text:p>
          </table:table-cell>
          <table:table-cell office:value-type="string" calcext:value-type="string">
            <text:p>R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1" xlink:type="simple">Stone Giant</text:a></text:p>
          </table:table-cell>
          <table:table-cell office:value-type="string" calcext:value-type="string">
            <text:p>Gi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41" xlink:type="simple">Stone Golem</text:a></text:p>
          </table:table-cell>
          <table:table-cell office:value-type="string" calcext:value-type="string">
            <text:p>Gol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5" xlink:type="simple">Stone Mauler</text:a></text:p>
          </table:table-cell>
          <table:table-cell office:value-type="string" calcext:value-type="string">
            <text:p>Elemental, Ear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225" xlink:type="simple">Storm Giant</text:a></text:p>
          </table:table-cell>
          <table:table-cell office:value-type="string" calcext:value-type="string">
            <text:p>Gia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80" xlink:type="simple">Storm Lord</text:a></text:p>
          </table:table-cell>
          <table:table-cell office:value-type="string" calcext:value-type="string">
            <text:p>Elemental, A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57" xlink:type="simple">Striding Fire</text:a></text:p>
          </table:table-cell>
          <table:table-cell office:value-type="string" calcext:value-type="string">
            <text:p>Elemental, 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1" xlink:type="simple">Stygira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98" xlink:type="simple">Succubus (Lust Demon)</text:a>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1" xlink:type="simple">Suli</text:a></text:p>
          </table:table-cell>
          <table:table-cell office:value-type="string" calcext:value-type="string">
            <text:p>Planar Scion, Geni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16" xlink:type="simple">Sunflower Leshy</text:a></text:p>
          </table:table-cell>
          <table:table-cell office:value-type="string" calcext:value-type="string">
            <text:p>Les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2" xlink:type="simple">Sylph</text:a></text:p>
          </table:table-cell>
          <table:table-cell office:value-type="string" calcext:value-type="string">
            <text:p>Planar Scion, Geni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80" xlink:type="simple">Taiga Giant</text:a></text:p>
          </table:table-cell>
          <table:table-cell office:value-type="string" calcext:value-type="string">
            <text:p>Gi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23" xlink:type="simple">Taiga Linnorm</text:a></text:p>
          </table:table-cell>
          <table:table-cell office:value-type="string" calcext:value-type="string">
            <text:p>Linnor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3" xlink:type="simple">Tallow Ooze</text:a></text:p>
          </table:table-cell>
          <table:table-cell office:value-type="string" calcext:value-type="string">
            <text:p>Ooz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6" xlink:type="simple">Tarn Linnorm</text:a></text:p>
          </table:table-cell>
          <table:table-cell office:value-type="string" calcext:value-type="string">
            <text:p>Linn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90" xlink:type="simple">Tarrasque, The Armageddon Engine</text:a></text:p>
          </table:table-cell>
          <table:table-cell office:value-type="string" calcext:value-type="string">
            <text:p>Spawn of Rovagu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2" xlink:type="simple">Tatzlwyrm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3" xlink:type="simple">Tendriculos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, Plant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92" xlink:type="simple">Tengu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3" xlink:type="simple">Terotricus</text:a></text:p>
          </table:table-cell>
          <table:table-cell office:value-type="string" calcext:value-type="string">
            <text:p>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95" xlink:type="simple">Thanadaemon (Death Daemon)</text:a></text:p>
          </table:table-cell>
          <table:table-cell office:value-type="string" calcext:value-type="string">
            <text:p>Daem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36" xlink:type="simple">Theletos</text:a></text:p>
          </table:table-cell>
          <table:table-cell office:value-type="string" calcext:value-type="string">
            <text:p>Ae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4" xlink:type="simple">Thrasfyr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7" xlink:type="simple">Thulgant</text:a></text:p>
          </table:table-cell>
          <table:table-cell office:value-type="string" calcext:value-type="string">
            <text:p>Qlippo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5" xlink:type="simple">Thunderbird</text:a></text:p>
          </table:table-cell>
          <table:table-cell office:value-type="string" calcext:value-type="string">
            <text:p>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7" xlink:type="simple">Tick Swarm</text:a></text:p>
          </table:table-cell>
          <table:table-cell office:value-type="string" calcext:value-type="string">
            <text:p>T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9" xlink:type="simple">Tidal Master</text:a></text:p>
          </table:table-cell>
          <table:table-cell office:value-type="string" calcext:value-type="string">
            <text:p>Elemental, Wa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31" xlink:type="simple">Tiefling</text:a></text:p>
          </table:table-cell>
          <table:table-cell office:value-type="string" calcext:value-type="string">
            <text:p>Planar Sc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9" xlink:type="simple">Tiger</text:a></text:p>
          </table:table-cell>
          <table:table-cell office:value-type="string" calcext:value-type="string">
            <text:p>C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82" xlink:type="simple">Titan Centipede</text:a></text:p>
          </table:table-cell>
          <table:table-cell office:value-type="string" calcext:value-type="string">
            <text:p>Centipe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38" xlink:type="simple">Tixitog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8" xlink:type="simple">Toad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87" xlink:type="simple">Tor Linnorm</text:a></text:p>
          </table:table-cell>
          <table:table-cell office:value-type="string" calcext:value-type="string">
            <text:p>Linnor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29" xlink:type="simple">Totenmaske</text:a></text:p>
          </table:table-cell>
          <table:table-cell office:value-type="string" calcext:value-type="string">
            <text:p>—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4" xlink:type="simple">Treerazer</text:a></text:p>
          </table:table-cell>
          <table:table-cell office:value-type="string" calcext:value-type="string">
            <text:p>—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1" xlink:type="simple">Triceratops</text:a></text:p>
          </table:table-cell>
          <table:table-cell office:value-type="string" calcext:value-type="string">
            <text:p>Dinosa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0" xlink:type="simple">Triton</text:a></text:p>
          </table:table-cell>
          <table:table-cell office:value-type="string" calcext:value-type="string">
            <text:p>—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6" xlink:type="simple">Troll King</text:a></text:p>
          </table:table-cell>
          <table:table-cell office:value-type="string" calcext:value-type="string">
            <text:p>Tro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5" xlink:type="simple">Trollhound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5" xlink:type="simple">Troll</text:a></text:p>
          </table:table-cell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52" xlink:type="simple">Trumpet Archon</text:a></text:p>
          </table:table-cell>
          <table:table-cell office:value-type="string" calcext:value-type="string">
            <text:p>Arch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8" xlink:type="simple">Twigjack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ey, Plant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3" xlink:type="simple">Two-Headed Troll</text:a></text:p>
          </table:table-cell>
          <table:table-cell office:value-type="string" calcext:value-type="string">
            <text:p>Tro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3" xlink:type="simple">Tyrannosaurus</text:a></text:p>
          </table:table-cell>
          <table:table-cell office:value-type="string" calcext:value-type="string">
            <text:p>Dinosa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92" xlink:type="simple">Tzitzimitl</text:a></text:p>
          </table:table-cell>
          <table:table-cell office:value-type="string" calcext:value-type="string">
            <text:p>—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39" xlink:type="simple">Umonlee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63" xlink:type="simple">Undine</text:a></text:p>
          </table:table-cell>
          <table:table-cell office:value-type="string" calcext:value-type="string">
            <text:p>Planar Scion, Geni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7" xlink:type="simple">Unicorn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Beast, 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" xlink:type="simple">Unseen Servant</text:a></text:p>
          </table:table-cell>
          <table:table-cell office:value-type="string" calcext:value-type="string">
            <text:p>—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 Alignment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9" xlink:type="simple">Urdefhan Dominator</text:a></text:p>
          </table:table-cell>
          <table:table-cell office:value-type="string" calcext:value-type="string">
            <text:p>Urdefh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7" xlink:type="simple">Urdefhan High Tormentor</text:a></text:p>
          </table:table-cell>
          <table:table-cell office:value-type="string" calcext:value-type="string">
            <text:p>Urdef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8" xlink:type="simple">Urdefhan Hunter</text:a></text:p>
          </table:table-cell>
          <table:table-cell office:value-type="string" calcext:value-type="string">
            <text:p>Urdefh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1" xlink:type="simple">Urdefhan Tormentor</text:a></text:p>
          </table:table-cell>
          <table:table-cell office:value-type="string" calcext:value-type="string">
            <text:p>Urdefh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0" xlink:type="simple">Urdefhan Warrior</text:a></text:p>
          </table:table-cell>
          <table:table-cell office:value-type="string" calcext:value-type="string">
            <text:p>Urdef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8" xlink:type="simple">Uthul</text:a></text:p>
          </table:table-cell>
          <table:table-cell office:value-type="string" calcext:value-type="string">
            <text:p>—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5" xlink:type="simple">Vampire Bat Swarm</text:a></text:p>
          </table:table-cell>
          <table:table-cell office:value-type="string" calcext:value-type="string">
            <text:p>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0" xlink:type="simple">Vampire Count</text:a></text:p>
          </table:table-cell>
          <table:table-cell office:value-type="string" calcext:value-type="string">
            <text:p>Vamp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1" xlink:type="simple">Vampire Mastermind</text:a></text:p>
          </table:table-cell>
          <table:table-cell office:value-type="string" calcext:value-type="string">
            <text:p>Vamp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99" xlink:type="simple">Vampire Spawn Rogue</text:a></text:p>
          </table:table-cell>
          <table:table-cell office:value-type="string" calcext:value-type="string">
            <text:p>Vamp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19" xlink:type="simple">Vampire Squid</text:a></text:p>
          </table:table-cell>
          <table:table-cell office:value-type="string" calcext:value-type="string">
            <text:p>Sq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5" xlink:type="simple">Vampiric Mist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69" xlink:type="simple">Vanth</text:a></text:p>
          </table:table-cell>
          <table:table-cell office:value-type="string" calcext:value-type="string">
            <text:p>Psychopo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46" xlink:type="simple">Vaspercham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93" xlink:type="simple">Vazgorlu</text:a></text:p>
          </table:table-cell>
          <table:table-cell office:value-type="string" calcext:value-type="string">
            <text:p>—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, Astr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" xlink:type="simple">Veiled Master (Vidileth)</text:a></text:p>
          </table:table-cell>
          <table:table-cell office:value-type="string" calcext:value-type="string">
            <text:p>Alghollth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17" xlink:type="simple">Velociraptor</text:a></text:p>
          </table:table-cell>
          <table:table-cell office:value-type="string" calcext:value-type="string">
            <text:p>Dino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60" xlink:type="simple">Veranallia (Rebirth Azata)</text:a></text:p>
          </table:table-cell>
          <table:table-cell office:value-type="string" calcext:value-type="string">
            <text:p>Aza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54" xlink:type="simple">Verdurous Ooze</text:a></text:p>
          </table:table-cell>
          <table:table-cell office:value-type="string" calcext:value-type="string">
            <text:p>Oo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oz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0" xlink:type="simple">Vermlek (Worm Demon)</text:a></text:p>
          </table:table-cell>
          <table:table-cell office:value-type="string" calcext:value-type="string">
            <text:p>De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8" xlink:type="simple">Vexgit</text:a></text:p>
          </table:table-cell>
          <table:table-cell office:value-type="string" calcext:value-type="string">
            <text:p>Grem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8" xlink:type="simple">Vine Lasher</text:a></text:p>
          </table:table-cell>
          <table:table-cell office:value-type="string" calcext:value-type="string">
            <text:p>Deadly Fl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3" xlink:type="simple">Violet Fungus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4" xlink:type="simple">Viper Vine</text:a></text:p>
          </table:table-cell>
          <table:table-cell office:value-type="string" calcext:value-type="string">
            <text:p>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379" xlink:type="simple">Viper</text:a></text:p>
          </table:table-cell>
          <table:table-cell office:value-type="string" calcext:value-type="string">
            <text:p>Snak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80" xlink:type="simple">Vitalia</text:a></text:p>
          </table:table-cell>
          <table:table-cell office:value-type="string" calcext:value-type="string">
            <text:p>—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5" xlink:type="simple">Void Zombie</text:a>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336" xlink:type="simple">Voidworm</text:a></text:p>
          </table:table-cell>
          <table:table-cell office:value-type="string" calcext:value-type="string">
            <text:p>Pro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00" xlink:type="simple">Vrock (Wrath Demon)</text:a>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3" xlink:type="simple">Vrolikai (Death Demon)</text:a></text:p>
          </table:table-cell>
          <table:table-cell office:value-type="string" calcext:value-type="string">
            <text:p>Dem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44" xlink:type="simple">Vrykolakas Ancient</text:a></text:p>
          </table:table-cell>
          <table:table-cell office:value-type="string" calcext:value-type="string">
            <text:p>Vampire, Vrykolak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43" xlink:type="simple">Vrykolakas Master</text:a></text:p>
          </table:table-cell>
          <table:table-cell office:value-type="string" calcext:value-type="string">
            <text:p>Vampire, Vrykolak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42" xlink:type="simple">Vrykolakas Spawn</text:a></text:p>
          </table:table-cell>
          <table:table-cell office:value-type="string" calcext:value-type="string">
            <text:p>Vampire, Vrykolak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8" xlink:type="simple">War Horse</text:a></text:p>
          </table:table-cell>
          <table:table-cell office:value-type="string" calcext:value-type="string">
            <text:p>Ho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267" xlink:type="simple">War Pony</text:a></text:p>
          </table:table-cell>
          <table:table-cell office:value-type="string" calcext:value-type="string">
            <text:p>H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2" xlink:type="simple">Warg</text:a></text:p>
          </table:table-cell>
          <table:table-cell office:value-type="string" calcext:value-type="string">
            <text:p>Wa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4" xlink:type="simple">Warsworn</text:a></text:p>
          </table:table-cell>
          <table:table-cell office:value-type="string" calcext:value-type="string">
            <text:p>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6" xlink:type="simple">Wasp Swarm</text:a></text:p>
          </table:table-cell>
          <table:table-cell office:value-type="string" calcext:value-type="string">
            <text:p>Wa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95" xlink:type="simple">Water Mephit</text:a></text:p>
          </table:table-cell>
          <table:table-cell office:value-type="string" calcext:value-type="string">
            <text:p>Elemental, Mep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56" xlink:type="simple">Water Orm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749" xlink:type="simple">Water Yai</text:a></text:p>
          </table:table-cell>
          <table:table-cell office:value-type="string" calcext:value-type="string">
            <text:p>O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, Giant, Humanoi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7" xlink:type="simple">Web Lurker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8" xlink:type="simple">Wemmuth</text:a></text:p>
          </table:table-cell>
          <table:table-cell office:value-type="string" calcext:value-type="string">
            <text:p>—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9" xlink:type="simple">Wendigo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12" xlink:type="simple">Werebear</text:a></text:p>
          </table:table-cell>
          <table:table-cell office:value-type="string" calcext:value-type="string">
            <text:p>Werecr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Beast, Humanoi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57" xlink:type="simple">Wereboar</text:a></text:p>
          </table:table-cell>
          <table:table-cell office:value-type="string" calcext:value-type="string">
            <text:p>Werecr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Beast, 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10" xlink:type="simple">Wererat</text:a></text:p>
          </table:table-cell>
          <table:table-cell office:value-type="string" calcext:value-type="string">
            <text:p>Werecre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Beast, 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58" xlink:type="simple">Weretiger</text:a></text:p>
          </table:table-cell>
          <table:table-cell office:value-type="string" calcext:value-type="string">
            <text:p>Werecre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, 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11" xlink:type="simple">Werewolf</text:a></text:p>
          </table:table-cell>
          <table:table-cell office:value-type="string" calcext:value-type="string">
            <text:p>Werecre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, 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3" xlink:type="simple">Wight</text:a></text:p>
          </table:table-cell>
          <table:table-cell office:value-type="string" calcext:value-type="string">
            <text:p>W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4" xlink:type="simple">Will-o’-Wisp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03" xlink:type="simple">Winter Wolf</text:a></text:p>
          </table:table-cell>
          <table:table-cell office:value-type="string" calcext:value-type="string">
            <text:p>W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60" xlink:type="simple">Witchfire</text:a></text:p>
          </table:table-cell>
          <table:table-cell office:value-type="string" calcext:value-type="string">
            <text:p>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Spirit, 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1" xlink:type="simple">Witchwyrd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5" xlink:type="simple">Wolf</text:a></text:p>
          </table:table-cell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62" xlink:type="simple">Wolverine</text:a></text:p>
          </table:table-cell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78" xlink:type="simple">Wood Giant</text:a></text:p>
          </table:table-cell>
          <table:table-cell office:value-type="string" calcext:value-type="string">
            <text:p>Gi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Giant, 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84" xlink:type="simple">Wood Golem</text:a></text:p>
          </table:table-cell>
          <table:table-cell office:value-type="string" calcext:value-type="string">
            <text:p>Gol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89" xlink:type="simple">Wooly Rhinoceros</text:a></text:p>
          </table:table-cell>
          <table:table-cell office:value-type="string" calcext:value-type="string">
            <text:p>Rhinoce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4" xlink:type="simple">Worm That Walks</text:a></text:p>
          </table:table-cell>
          <table:table-cell office:value-type="string" calcext:value-type="string">
            <text:p>Worm That Wal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7" xlink:type="simple">Wraith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96" xlink:type="simple">Wyrmwraith</text:a></text:p>
          </table:table-cell>
          <table:table-cell office:value-type="string" calcext:value-type="string">
            <text:p>Wyrmwrait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, Undead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62" xlink:type="simple">Wyvern</text:a></text:p>
          </table:table-cell>
          <table:table-cell office:value-type="string" calcext:value-type="string">
            <text:p>Dra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6" xlink:type="simple">Xill</text:a></text:p>
          </table:table-cell>
          <table:table-cell office:value-type="string" calcext:value-type="string">
            <text:p>—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Aberration, Ethereal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4" xlink:type="simple">Xilvirek</text:a></text:p>
          </table:table-cell>
          <table:table-cell office:value-type="string" calcext:value-type="string">
            <text:p>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84" xlink:type="simple">Xorn</text:a></text:p>
          </table:table-cell>
          <table:table-cell office:value-type="string" calcext:value-type="string">
            <text:p>Elemental, Ea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491" xlink:type="simple">Xotani, The Firebleeder</text:a></text:p>
          </table:table-cell>
          <table:table-cell office:value-type="string" calcext:value-type="string">
            <text:p>Spawn of Rovagu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87" xlink:type="simple">Xotanispawn</text:a></text:p>
          </table:table-cell>
          <table:table-cell office:value-type="string" calcext:value-type="string">
            <text:p>—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06" xlink:type="simple">Xulgath Bilebearer</text:a></text:p>
          </table:table-cell>
          <table:table-cell office:value-type="string" calcext:value-type="string">
            <text:p>Xulg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81" xlink:type="simple">Xulgath Deepmouth</text:a></text:p>
          </table:table-cell>
          <table:table-cell office:value-type="string" calcext:value-type="string">
            <text:p>Xulg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35" xlink:type="simple">Xulgath Gutrager</text:a></text:p>
          </table:table-cell>
          <table:table-cell office:value-type="string" calcext:value-type="string">
            <text:p>Xulga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0" xlink:type="simple">Xulgath Leader</text:a></text:p>
          </table:table-cell>
          <table:table-cell office:value-type="string" calcext:value-type="string">
            <text:p>Xulg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9" xlink:type="simple">Xulgath Skulker</text:a></text:p>
          </table:table-cell>
          <table:table-cell office:value-type="string" calcext:value-type="string">
            <text:p>Xulg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4" xlink:type="simple">Xulgath Spinesnapper</text:a></text:p>
          </table:table-cell>
          <table:table-cell office:value-type="string" calcext:value-type="string">
            <text:p>Xulga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24" xlink:type="simple">Xulgath Stoneliege</text:a></text:p>
          </table:table-cell>
          <table:table-cell office:value-type="string" calcext:value-type="string">
            <text:p>Xulga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18" xlink:type="simple">Xulgath Warrior</text:a></text:p>
          </table:table-cell>
          <table:table-cell office:value-type="string" calcext:value-type="string">
            <text:p>Xulg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25" xlink:type="simple">Yaganty</text:a></text:p>
          </table:table-cell>
          <table:table-cell office:value-type="string" calcext:value-type="string">
            <text:p>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70" xlink:type="simple">Yamaraj</text:a></text:p>
          </table:table-cell>
          <table:table-cell office:value-type="string" calcext:value-type="string">
            <text:p>Psychopom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Hu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9" xlink:type="simple">Yellow Musk Brute</text:a></text:p>
          </table:table-cell>
          <table:table-cell office:value-type="string" calcext:value-type="string">
            <text:p>Yellow Musk Crea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7" xlink:type="simple">Yellow Musk Creeper</text:a></text:p>
          </table:table-cell>
          <table:table-cell office:value-type="string" calcext:value-type="string">
            <text:p>Yellow Musk Crea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string" calcext:value-type="string">
            <text:p><text:a xlink:href="https://2e.aonprd.com/Monsters.aspx?ID=868" xlink:type="simple">Yellow Musk Thrall</text:a></text:p>
          </table:table-cell>
          <table:table-cell office:value-type="string" calcext:value-type="string">
            <text:p>Yellow Musk Creap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0" xlink:type="simple">Yeth Hound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Beast, Fien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1" xlink:type="simple">Yeti</text:a></text:p>
          </table:table-cell>
          <table:table-cell office:value-type="string" calcext:value-type="string">
            <text:p>—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27" xlink:type="simple">Young Black Dragon</text:a></text:p>
          </table:table-cell>
          <table:table-cell office:value-type="string" calcext:value-type="string">
            <text:p>Dragon, Bl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0" xlink:type="simple">Young Blue Dragon</text:a></text:p>
          </table:table-cell>
          <table:table-cell office:value-type="string" calcext:value-type="string">
            <text:p>Dragon, Bl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42" xlink:type="simple">Young Brass Dragon</text:a></text:p>
          </table:table-cell>
          <table:table-cell office:value-type="string" calcext:value-type="string">
            <text:p>Dragon, Bra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1" xlink:type="simple">Young Brine Dragon</text:a></text:p>
          </table:table-cell>
          <table:table-cell office:value-type="string" calcext:value-type="string">
            <text:p>Dragon, Br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45" xlink:type="simple">Young Bronze Dragon</text:a></text:p>
          </table:table-cell>
          <table:table-cell office:value-type="string" calcext:value-type="string">
            <text:p>Dragon, Bron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4" xlink:type="simple">Young Cloud Dragon</text:a></text:p>
          </table:table-cell>
          <table:table-cell office:value-type="string" calcext:value-type="string">
            <text:p>Dragon, 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148" xlink:type="simple">Young Copper Dragon</text:a></text:p>
          </table:table-cell>
          <table:table-cell office:value-type="string" calcext:value-type="string">
            <text:p>Dragon, Cop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otic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27" xlink:type="simple">Young Crystal Dragon</text:a></text:p>
          </table:table-cell>
          <table:table-cell office:value-type="string" calcext:value-type="string">
            <text:p>Dragon, Crys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 Good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1" xlink:type="simple">Young Gold Dragon</text:a></text:p>
          </table:table-cell>
          <table:table-cell office:value-type="string" calcext:value-type="string">
            <text:p>Dragon, G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3" xlink:type="simple">Young Green Dragon</text:a></text:p>
          </table:table-cell>
          <table:table-cell office:value-type="string" calcext:value-type="string">
            <text:p>Dragon,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1" xlink:type="simple">Young Magma Dragon</text:a></text:p>
          </table:table-cell>
          <table:table-cell office:value-type="string" calcext:value-type="string">
            <text:p>Dragon, Magm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otic Neutral</text:p>
          </table:table-cell>
          <table:table-cell office:value-type="string" calcext:value-type="string">
            <text:p>Dragon, 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6" xlink:type="simple">Young Red Dragon</text:a></text:p>
          </table:table-cell>
          <table:table-cell office:value-type="string" calcext:value-type="string">
            <text:p>Dragon, R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54" xlink:type="simple">Young Silver Dragon</text:a></text:p>
          </table:table-cell>
          <table:table-cell office:value-type="string" calcext:value-type="string">
            <text:p>Dragon, Sil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wful Go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2">
          <table:table-cell office:value-type="string" calcext:value-type="string">
            <text:p><text:a xlink:href="https://2e.aonprd.com/Monsters.aspx?ID=634" xlink:type="simple">Young Umbral Dragon</text:a></text:p>
          </table:table-cell>
          <table:table-cell office:value-type="string" calcext:value-type="string">
            <text:p>Dragon, Umbr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39" xlink:type="simple">Young White Dragon</text:a></text:p>
          </table:table-cell>
          <table:table-cell office:value-type="string" calcext:value-type="string">
            <text:p>Dragon, Wh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2" xlink:type="simple">Zaramuun</text:a></text:p>
          </table:table-cell>
          <table:table-cell office:value-type="string" calcext:value-type="string">
            <text:p>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otic Evi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606" xlink:type="simple">Zebub (Accuser Devil)</text:a></text:p>
          </table:table-cell>
          <table:table-cell office:value-type="string" calcext:value-type="string">
            <text:p>De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ful Evil</text:p>
          </table:table-cell>
          <table:table-cell office:value-type="string" calcext:value-type="string">
            <text:p>Fiend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<text:a xlink:href="https://2e.aonprd.com/Monsters.aspx?ID=537" xlink:type="simple">Zelekhut</text:a></text:p>
          </table:table-cell>
          <table:table-cell office:value-type="string" calcext:value-type="string">
            <text:p>Ae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wful Neutral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177" xlink:type="simple">Zephyr Hawk</text:a></text:p>
          </table:table-cell>
          <table:table-cell office:value-type="string" calcext:value-type="string">
            <text:p>Elemental, 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5" xlink:type="simple">Zombie Brute</text:a>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6" xlink:type="simple">Zombie Hulk</text:a></text:p>
          </table:table-cell>
          <table:table-cell office:value-type="string" calcext:value-type="string">
            <text:p>Zomb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Huge</text:p>
          </table:table-cell>
        </table:table-row>
        <table:table-row table:style-name="ro1">
          <table:table-cell office:value-type="string" calcext:value-type="string">
            <text:p><text:a xlink:href="https://2e.aonprd.com/Monsters.aspx?ID=423" xlink:type="simple">Zombie Shambler</text:a></text:p>
          </table:table-cell>
          <table:table-cell office:value-type="string" calcext:value-type="string">
            <text:p>Zomb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<text:a xlink:href="https://2e.aonprd.com/Monsters.aspx?ID=871" xlink:type="simple">Zomok</text:a></text:p>
          </table:table-cell>
          <table:table-cell office:value-type="string" calcext:value-type="string">
            <text:p>—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ragon, Plant</text:p>
          </table:table-cell>
          <table:table-cell office:value-type="string" calcext:value-type="string">
            <text:p>Gargantuan</text:p>
          </table:table-cell>
        </table:table-row>
        <table:table-row table:style-name="ro1">
          <table:table-cell office:value-type="string" calcext:value-type="string">
            <text:p><text:a xlink:href="https://2e.aonprd.com/Monsters.aspx?ID=515" xlink:type="simple">Zuipnyrn (Moon Mole)</text:a></text:p>
          </table:table-cell>
          <table:table-cell office:value-type="string" calcext:value-type="string">
            <text:p>—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berratio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<text:a xlink:href="https://2e.aonprd.com/Monsters.aspx?ID=798" xlink:type="simple">Zyss Serpentfolk</text:a></text:p>
          </table:table-cell>
          <table:table-cell office:value-type="string" calcext:value-type="string">
            <text:p>Serpentfo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 Evil</text:p>
          </table:table-cell>
          <table:table-cell office:value-type="string" calcext:value-type="string">
            <text:p>Humanoid</text:p>
          </table:table-cell>
          <table:table-cell office:value-type="string" calcext:value-type="string">
            <text:p>Med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1:54:19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5T19:28:11.970000000</meta:creation-date>
    <dc:date>2020-05-31T11:54:58.485000000</dc:date>
    <meta:editing-duration>PT59M5S</meta:editing-duration>
    <meta:editing-cycles>3</meta:editing-cycles>
    <meta:generator>LibreOffice/6.4.1.2$Windows_X86_64 LibreOffice_project/4d224e95b98b138af42a64d84056446d09082932</meta:generator>
    <meta:document-statistic meta:table-count="1" meta:cell-count="5094" meta:object-count="0"/>
  </office:meta>
</office:document-meta>
</file>